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61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1.2909in"/>
    </style:style>
    <style:style style:name="co4" style:family="table-column">
      <style:table-column-properties fo:break-before="auto" style:column-width="1.3661in"/>
    </style:style>
    <style:style style:name="co5" style:family="table-column">
      <style:table-column-properties fo:break-before="auto" style:column-width="1.44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4929in" svg:y="9.4622in">
            <draw:object draw:notify-on-update-of-ranges="Sheet1.A1:Sheet1.A1 Sheet1.A2:Sheet1.A102 Sheet1.B1:Sheet1.B1 Sheet1.B2:Sheet1.B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in" svg:y="0in">
            <draw:object draw:notify-on-update-of-ranges="Sheet1.D1:Sheet1.D1 Sheet1.D2:Sheet1.D102 Sheet1.E1:Sheet1.E1 Sheet1.E2:Sheet1.E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2.7622in" svg:y="2.487in">
            <draw:object draw:notify-on-update-of-ranges="Sheet1.G1:Sheet1.G1 Sheet1.G2:Sheet1.G102 Sheet1.H1:Sheet1.H1 Sheet1.H2:Sheet1.H1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5.563in" svg:y="6.1795in">
            <draw:object draw:notify-on-update-of-ranges="Sheet1.J1:Sheet1.J1 Sheet1.J2:Sheet1.J102 Sheet1.K1:Sheet1.K1 Sheet1.K2:Sheet1.K1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9.1571in" svg:y="3.0476in">
            <draw:object draw:notify-on-update-of-ranges="Sheet1.M1:Sheet1.M1 Sheet1.M2:Sheet1.M102 Sheet1.N1:Sheet1.N1 Sheet1.N2:Sheet1.N10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21.3028in" svg:y="2.6106in">
            <draw:object draw:notify-on-update-of-ranges="Sheet1.P1:Sheet1.P1 Sheet1.P2:Sheet1.P102 Sheet1.Q1:Sheet1.Q1 Sheet1.Q2:Sheet1.Q1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procesados_a_10</text:p>
          </table:table-cell>
          <table:table-cell office:value-type="string" calcext:value-type="string">
            <text:p>procesados_b_10</text:p>
          </table:table-cell>
          <table:table-cell/>
          <table:table-cell office:value-type="string" calcext:value-type="string">
            <text:p>procesados_a_50</text:p>
          </table:table-cell>
          <table:table-cell office:value-type="string" calcext:value-type="string">
            <text:p>procesados_b_50</text:p>
          </table:table-cell>
          <table:table-cell/>
          <table:table-cell office:value-type="string" calcext:value-type="string">
            <text:p>procesados_a_100</text:p>
          </table:table-cell>
          <table:table-cell office:value-type="string" calcext:value-type="string">
            <text:p>procesados_b_100</text:p>
          </table:table-cell>
          <table:table-cell/>
          <table:table-cell office:value-type="string" calcext:value-type="string">
            <text:p>procesados_a_500</text:p>
          </table:table-cell>
          <table:table-cell office:value-type="string" calcext:value-type="string">
            <text:p>procesados_b_500</text:p>
          </table:table-cell>
          <table:table-cell/>
          <table:table-cell office:value-type="string" calcext:value-type="string">
            <text:p>procesados_a_1000</text:p>
          </table:table-cell>
          <table:table-cell office:value-type="string" calcext:value-type="string">
            <text:p>procesados_b_1000</text:p>
          </table:table-cell>
          <table:table-cell/>
          <table:table-cell office:value-type="string" calcext:value-type="string">
            <text:p>procesados_a_10000</text:p>
          </table:table-cell>
          <table:table-cell office:value-type="string" calcext:value-type="string">
            <text:p>procesados_b_10000</text:p>
          </table:table-cell>
        </table:table-row>
        <table:table-row table:style-name="ro1">
          <table:table-cell office:value-type="float" office:value="81.099998" calcext:value-type="float">
            <text:p>81.099998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78.260002" calcext:value-type="float">
            <text:p>78.260002</text:p>
          </table:table-cell>
          <table:table-cell office:value-type="float" office:value="78.720001" calcext:value-type="float">
            <text:p>78.720001</text:p>
          </table:table-cell>
          <table:table-cell/>
          <table:table-cell office:value-type="float" office:value="77.980003" calcext:value-type="float">
            <text:p>77.980003</text:p>
          </table:table-cell>
          <table:table-cell office:value-type="float" office:value="79.540001" calcext:value-type="float">
            <text:p>79.540001</text:p>
          </table:table-cell>
          <table:table-cell/>
          <table:table-cell office:value-type="float" office:value="78.089996" calcext:value-type="float">
            <text:p>78.089996</text:p>
          </table:table-cell>
          <table:table-cell office:value-type="float" office:value="79.403999" calcext:value-type="float">
            <text:p>79.403999</text:p>
          </table:table-cell>
          <table:table-cell/>
          <table:table-cell office:value-type="float" office:value="78.787003" calcext:value-type="float">
            <text:p>78.787003</text:p>
          </table:table-cell>
          <table:table-cell office:value-type="float" office:value="79.313004" calcext:value-type="float">
            <text:p>79.313004</text:p>
          </table:table-cell>
          <table:table-cell/>
          <table:table-cell office:value-type="float" office:value="78.880699" calcext:value-type="float">
            <text:p>78.880699</text:p>
          </table:table-cell>
          <table:table-cell office:value-type="float" office:value="79.266197" calcext:value-type="float">
            <text:p>79.266197</text:p>
          </table:table-cell>
        </table:table-row>
        <table:table-row table:style-name="ro1">
          <table:table-cell office:value-type="float" office:value="81.099998" calcext:value-type="float">
            <text:p>81.099998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7.980003" calcext:value-type="float">
            <text:p>77.980003</text:p>
          </table:table-cell>
          <table:table-cell office:value-type="float" office:value="79.540001" calcext:value-type="float">
            <text:p>79.540001</text:p>
          </table:table-cell>
          <table:table-cell/>
          <table:table-cell office:value-type="float" office:value="78.089996" calcext:value-type="float">
            <text:p>78.089996</text:p>
          </table:table-cell>
          <table:table-cell office:value-type="float" office:value="79.403999" calcext:value-type="float">
            <text:p>79.403999</text:p>
          </table:table-cell>
          <table:table-cell/>
          <table:table-cell office:value-type="float" office:value="78.787003" calcext:value-type="float">
            <text:p>78.787003</text:p>
          </table:table-cell>
          <table:table-cell office:value-type="float" office:value="79.313004" calcext:value-type="float">
            <text:p>79.313004</text:p>
          </table:table-cell>
          <table:table-cell/>
          <table:table-cell office:value-type="float" office:value="78.603897" calcext:value-type="float">
            <text:p>78.603897</text:p>
          </table:table-cell>
          <table:table-cell office:value-type="float" office:value="79.185898" calcext:value-type="float">
            <text:p>79.185898</text:p>
          </table:table-cell>
        </table:table-row>
        <table:table-row table:style-name="ro1">
          <table:table-cell office:value-type="float" office:value="81.099998" calcext:value-type="float">
            <text:p>81.099998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7.980003" calcext:value-type="float">
            <text:p>77.980003</text:p>
          </table:table-cell>
          <table:table-cell office:value-type="float" office:value="79.540001" calcext:value-type="float">
            <text:p>79.540001</text:p>
          </table:table-cell>
          <table:table-cell/>
          <table:table-cell office:value-type="float" office:value="78.089996" calcext:value-type="float">
            <text:p>78.089996</text:p>
          </table:table-cell>
          <table:table-cell office:value-type="float" office:value="79.403999" calcext:value-type="float">
            <text:p>79.403999</text:p>
          </table:table-cell>
          <table:table-cell/>
          <table:table-cell office:value-type="float" office:value="78.787003" calcext:value-type="float">
            <text:p>78.787003</text:p>
          </table:table-cell>
          <table:table-cell office:value-type="float" office:value="79.313004" calcext:value-type="float">
            <text:p>79.313004</text:p>
          </table:table-cell>
          <table:table-cell/>
          <table:table-cell office:value-type="float" office:value="78.885002" calcext:value-type="float">
            <text:p>78.885002</text:p>
          </table:table-cell>
          <table:table-cell office:value-type="float" office:value="79.4142" calcext:value-type="float">
            <text:p>79.4142</text:p>
          </table:table-cell>
        </table:table-row>
        <table:table-row table:style-name="ro1">
          <table:table-cell office:value-type="float" office:value="81.099998" calcext:value-type="float">
            <text:p>81.099998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7.980003" calcext:value-type="float">
            <text:p>77.980003</text:p>
          </table:table-cell>
          <table:table-cell office:value-type="float" office:value="79.540001" calcext:value-type="float">
            <text:p>79.540001</text:p>
          </table:table-cell>
          <table:table-cell/>
          <table:table-cell office:value-type="float" office:value="78.089996" calcext:value-type="float">
            <text:p>78.089996</text:p>
          </table:table-cell>
          <table:table-cell office:value-type="float" office:value="79.403999" calcext:value-type="float">
            <text:p>79.403999</text:p>
          </table:table-cell>
          <table:table-cell/>
          <table:table-cell office:value-type="float" office:value="78.787003" calcext:value-type="float">
            <text:p>78.787003</text:p>
          </table:table-cell>
          <table:table-cell office:value-type="float" office:value="79.116997" calcext:value-type="float">
            <text:p>79.116997</text:p>
          </table:table-cell>
          <table:table-cell/>
          <table:table-cell office:value-type="float" office:value="78.983803" calcext:value-type="float">
            <text:p>78.983803</text:p>
          </table:table-cell>
          <table:table-cell office:value-type="float" office:value="79.1838" calcext:value-type="float">
            <text:p>79.1838</text:p>
          </table:table-cell>
        </table:table-row>
        <table:table-row table:style-name="ro1">
          <table:table-cell office:value-type="float" office:value="81.099998" calcext:value-type="float">
            <text:p>81.099998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7.980003" calcext:value-type="float">
            <text:p>77.980003</text:p>
          </table:table-cell>
          <table:table-cell office:value-type="float" office:value="79.540001" calcext:value-type="float">
            <text:p>79.540001</text:p>
          </table:table-cell>
          <table:table-cell/>
          <table:table-cell office:value-type="float" office:value="78.089996" calcext:value-type="float">
            <text:p>78.089996</text:p>
          </table:table-cell>
          <table:table-cell office:value-type="float" office:value="79.403999" calcext:value-type="float">
            <text:p>79.403999</text:p>
          </table:table-cell>
          <table:table-cell/>
          <table:table-cell office:value-type="float" office:value="79.077003" calcext:value-type="float">
            <text:p>79.077003</text:p>
          </table:table-cell>
          <table:table-cell office:value-type="float" office:value="79.116997" calcext:value-type="float">
            <text:p>79.116997</text:p>
          </table:table-cell>
          <table:table-cell/>
          <table:table-cell office:value-type="float" office:value="78.976997" calcext:value-type="float">
            <text:p>78.976997</text:p>
          </table:table-cell>
          <table:table-cell office:value-type="float" office:value="79.142403" calcext:value-type="float">
            <text:p>79.142403</text:p>
          </table:table-cell>
        </table:table-row>
        <table:table-row table:style-name="ro1">
          <table:table-cell office:value-type="float" office:value="81.099998" calcext:value-type="float">
            <text:p>81.099998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7.980003" calcext:value-type="float">
            <text:p>77.980003</text:p>
          </table:table-cell>
          <table:table-cell office:value-type="float" office:value="79.540001" calcext:value-type="float">
            <text:p>79.540001</text:p>
          </table:table-cell>
          <table:table-cell/>
          <table:table-cell office:value-type="float" office:value="78.089996" calcext:value-type="float">
            <text:p>78.089996</text:p>
          </table:table-cell>
          <table:table-cell office:value-type="float" office:value="79.403999" calcext:value-type="float">
            <text:p>79.403999</text:p>
          </table:table-cell>
          <table:table-cell/>
          <table:table-cell office:value-type="float" office:value="79.077003" calcext:value-type="float">
            <text:p>79.077003</text:p>
          </table:table-cell>
          <table:table-cell office:value-type="float" office:value="79.116997" calcext:value-type="float">
            <text:p>79.116997</text:p>
          </table:table-cell>
          <table:table-cell/>
          <table:table-cell office:value-type="float" office:value="78.933098" calcext:value-type="float">
            <text:p>78.933098</text:p>
          </table:table-cell>
          <table:table-cell office:value-type="float" office:value="79.151802" calcext:value-type="float">
            <text:p>79.151802</text:p>
          </table:table-cell>
        </table:table-row>
        <table:table-row table:style-name="ro1">
          <table:table-cell office:value-type="float" office:value="81.099998" calcext:value-type="float">
            <text:p>81.099998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7.980003" calcext:value-type="float">
            <text:p>77.980003</text:p>
          </table:table-cell>
          <table:table-cell office:value-type="float" office:value="79.540001" calcext:value-type="float">
            <text:p>79.540001</text:p>
          </table:table-cell>
          <table:table-cell/>
          <table:table-cell office:value-type="float" office:value="78.028" calcext:value-type="float">
            <text:p>78.028</text:p>
          </table:table-cell>
          <table:table-cell office:value-type="float" office:value="78.765999" calcext:value-type="float">
            <text:p>78.765999</text:p>
          </table:table-cell>
          <table:table-cell/>
          <table:table-cell office:value-type="float" office:value="79.077003" calcext:value-type="float">
            <text:p>79.077003</text:p>
          </table:table-cell>
          <table:table-cell office:value-type="float" office:value="79.116997" calcext:value-type="float">
            <text:p>79.116997</text:p>
          </table:table-cell>
          <table:table-cell/>
          <table:table-cell office:value-type="float" office:value="78.894699" calcext:value-type="float">
            <text:p>78.894699</text:p>
          </table:table-cell>
          <table:table-cell office:value-type="float" office:value="79.238503" calcext:value-type="float">
            <text:p>79.238503</text:p>
          </table:table-cell>
        </table:table-row>
        <table:table-row table:style-name="ro1">
          <table:table-cell office:value-type="float" office:value="81.099998" calcext:value-type="float">
            <text:p>81.099998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7.980003" calcext:value-type="float">
            <text:p>77.980003</text:p>
          </table:table-cell>
          <table:table-cell office:value-type="float" office:value="79.540001" calcext:value-type="float">
            <text:p>79.540001</text:p>
          </table:table-cell>
          <table:table-cell/>
          <table:table-cell office:value-type="float" office:value="78.028" calcext:value-type="float">
            <text:p>78.028</text:p>
          </table:table-cell>
          <table:table-cell office:value-type="float" office:value="78.765999" calcext:value-type="float">
            <text:p>78.765999</text:p>
          </table:table-cell>
          <table:table-cell/>
          <table:table-cell office:value-type="float" office:value="79.077003" calcext:value-type="float">
            <text:p>79.077003</text:p>
          </table:table-cell>
          <table:table-cell office:value-type="float" office:value="79.546997" calcext:value-type="float">
            <text:p>79.546997</text:p>
          </table:table-cell>
          <table:table-cell/>
          <table:table-cell office:value-type="float" office:value="78.836899" calcext:value-type="float">
            <text:p>78.836899</text:p>
          </table:table-cell>
          <table:table-cell office:value-type="float" office:value="79.202301" calcext:value-type="float">
            <text:p>79.202301</text:p>
          </table:table-cell>
        </table:table-row>
        <table:table-row table:style-name="ro1">
          <table:table-cell office:value-type="float" office:value="81.099998" calcext:value-type="float">
            <text:p>81.099998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7.980003" calcext:value-type="float">
            <text:p>77.980003</text:p>
          </table:table-cell>
          <table:table-cell office:value-type="float" office:value="79.349998" calcext:value-type="float">
            <text:p>79.349998</text:p>
          </table:table-cell>
          <table:table-cell/>
          <table:table-cell office:value-type="float" office:value="78.028" calcext:value-type="float">
            <text:p>78.028</text:p>
          </table:table-cell>
          <table:table-cell office:value-type="float" office:value="78.765999" calcext:value-type="float">
            <text:p>78.765999</text:p>
          </table:table-cell>
          <table:table-cell/>
          <table:table-cell office:value-type="float" office:value="78.974998" calcext:value-type="float">
            <text:p>78.974998</text:p>
          </table:table-cell>
          <table:table-cell office:value-type="float" office:value="79.546997" calcext:value-type="float">
            <text:p>79.546997</text:p>
          </table:table-cell>
          <table:table-cell/>
          <table:table-cell office:value-type="float" office:value="78.958099" calcext:value-type="float">
            <text:p>78.958099</text:p>
          </table:table-cell>
          <table:table-cell office:value-type="float" office:value="79.253098" calcext:value-type="float">
            <text:p>79.253098</text:p>
          </table:table-cell>
        </table:table-row>
        <table:table-row table:style-name="ro1">
          <table:table-cell office:value-type="float" office:value="81.099998" calcext:value-type="float">
            <text:p>81.099998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79.349998" calcext:value-type="float">
            <text:p>79.349998</text:p>
          </table:table-cell>
          <table:table-cell/>
          <table:table-cell office:value-type="float" office:value="78.028" calcext:value-type="float">
            <text:p>78.028</text:p>
          </table:table-cell>
          <table:table-cell office:value-type="float" office:value="78.765999" calcext:value-type="float">
            <text:p>78.765999</text:p>
          </table:table-cell>
          <table:table-cell/>
          <table:table-cell office:value-type="float" office:value="78.974998" calcext:value-type="float">
            <text:p>78.974998</text:p>
          </table:table-cell>
          <table:table-cell office:value-type="float" office:value="79.546997" calcext:value-type="float">
            <text:p>79.546997</text:p>
          </table:table-cell>
          <table:table-cell/>
          <table:table-cell office:value-type="float" office:value="78.798401" calcext:value-type="float">
            <text:p>78.798401</text:p>
          </table:table-cell>
          <table:table-cell office:value-type="float" office:value="79.095299" calcext:value-type="float">
            <text:p>79.095299</text:p>
          </table:table-cell>
        </table:table-row>
        <table:table-row table:style-name="ro1">
          <table:table-cell office:value-type="float" office:value="81.099998" calcext:value-type="float">
            <text:p>81.099998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79.349998" calcext:value-type="float">
            <text:p>79.349998</text:p>
          </table:table-cell>
          <table:table-cell/>
          <table:table-cell office:value-type="float" office:value="78.028" calcext:value-type="float">
            <text:p>78.028</text:p>
          </table:table-cell>
          <table:table-cell office:value-type="float" office:value="78.765999" calcext:value-type="float">
            <text:p>78.765999</text:p>
          </table:table-cell>
          <table:table-cell/>
          <table:table-cell office:value-type="float" office:value="78.974998" calcext:value-type="float">
            <text:p>78.974998</text:p>
          </table:table-cell>
          <table:table-cell office:value-type="float" office:value="79.546997" calcext:value-type="float">
            <text:p>79.546997</text:p>
          </table:table-cell>
          <table:table-cell/>
          <table:table-cell office:value-type="float" office:value="78.930199" calcext:value-type="float">
            <text:p>78.930199</text:p>
          </table:table-cell>
          <table:table-cell office:value-type="float" office:value="79.2836" calcext:value-type="float">
            <text:p>79.2836</text:p>
          </table:table-cell>
        </table:table-row>
        <table:table-row table:style-name="ro1">
          <table:table-cell office:value-type="float" office:value="81.099998" calcext:value-type="float">
            <text:p>81.099998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79.349998" calcext:value-type="float">
            <text:p>79.349998</text:p>
          </table:table-cell>
          <table:table-cell/>
          <table:table-cell office:value-type="float" office:value="78.028" calcext:value-type="float">
            <text:p>78.028</text:p>
          </table:table-cell>
          <table:table-cell office:value-type="float" office:value="78.765999" calcext:value-type="float">
            <text:p>78.765999</text:p>
          </table:table-cell>
          <table:table-cell/>
          <table:table-cell office:value-type="float" office:value="78.974998" calcext:value-type="float">
            <text:p>78.974998</text:p>
          </table:table-cell>
          <table:table-cell office:value-type="float" office:value="78.977997" calcext:value-type="float">
            <text:p>78.977997</text:p>
          </table:table-cell>
          <table:table-cell/>
          <table:table-cell office:value-type="float" office:value="79.060402" calcext:value-type="float">
            <text:p>79.060402</text:p>
          </table:table-cell>
          <table:table-cell office:value-type="float" office:value="79.165703" calcext:value-type="float">
            <text:p>79.165703</text:p>
          </table:table-cell>
        </table:table-row>
        <table:table-row table:style-name="ro1">
          <table:table-cell office:value-type="float" office:value="81.099998" calcext:value-type="float">
            <text:p>81.099998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79.349998" calcext:value-type="float">
            <text:p>79.349998</text:p>
          </table:table-cell>
          <table:table-cell/>
          <table:table-cell office:value-type="float" office:value="78.028" calcext:value-type="float">
            <text:p>78.028</text:p>
          </table:table-cell>
          <table:table-cell office:value-type="float" office:value="78.765999" calcext:value-type="float">
            <text:p>78.765999</text:p>
          </table:table-cell>
          <table:table-cell/>
          <table:table-cell office:value-type="float" office:value="79.200996" calcext:value-type="float">
            <text:p>79.200996</text:p>
          </table:table-cell>
          <table:table-cell office:value-type="float" office:value="78.977997" calcext:value-type="float">
            <text:p>78.977997</text:p>
          </table:table-cell>
          <table:table-cell/>
          <table:table-cell office:value-type="float" office:value="78.820801" calcext:value-type="float">
            <text:p>78.820801</text:p>
          </table:table-cell>
          <table:table-cell office:value-type="float" office:value="79.352699" calcext:value-type="float">
            <text:p>79.352699</text:p>
          </table:table-cell>
        </table:table-row>
        <table:table-row table:style-name="ro1">
          <table:table-cell office:value-type="float" office:value="81.099998" calcext:value-type="float">
            <text:p>81.099998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79.349998" calcext:value-type="float">
            <text:p>79.349998</text:p>
          </table:table-cell>
          <table:table-cell/>
          <table:table-cell office:value-type="float" office:value="79.073997" calcext:value-type="float">
            <text:p>79.073997</text:p>
          </table:table-cell>
          <table:table-cell office:value-type="float" office:value="79.236" calcext:value-type="float">
            <text:p>79.236</text:p>
          </table:table-cell>
          <table:table-cell/>
          <table:table-cell office:value-type="float" office:value="79.200996" calcext:value-type="float">
            <text:p>79.200996</text:p>
          </table:table-cell>
          <table:table-cell office:value-type="float" office:value="78.977997" calcext:value-type="float">
            <text:p>78.977997</text:p>
          </table:table-cell>
          <table:table-cell/>
          <table:table-cell office:value-type="float" office:value="78.845703" calcext:value-type="float">
            <text:p>78.845703</text:p>
          </table:table-cell>
          <table:table-cell office:value-type="float" office:value="79.126701" calcext:value-type="float">
            <text:p>79.126701</text:p>
          </table:table-cell>
        </table:table-row>
        <table:table-row table:style-name="ro1">
          <table:table-cell office:value-type="float" office:value="81.099998" calcext:value-type="float">
            <text:p>81.099998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79.349998" calcext:value-type="float">
            <text:p>79.349998</text:p>
          </table:table-cell>
          <table:table-cell/>
          <table:table-cell office:value-type="float" office:value="79.073997" calcext:value-type="float">
            <text:p>79.073997</text:p>
          </table:table-cell>
          <table:table-cell office:value-type="float" office:value="79.236" calcext:value-type="float">
            <text:p>79.236</text:p>
          </table:table-cell>
          <table:table-cell/>
          <table:table-cell office:value-type="float" office:value="79.200996" calcext:value-type="float">
            <text:p>79.200996</text:p>
          </table:table-cell>
          <table:table-cell office:value-type="float" office:value="78.977997" calcext:value-type="float">
            <text:p>78.977997</text:p>
          </table:table-cell>
          <table:table-cell/>
          <table:table-cell office:value-type="float" office:value="78.984001" calcext:value-type="float">
            <text:p>78.984001</text:p>
          </table:table-cell>
          <table:table-cell office:value-type="float" office:value="79.124298" calcext:value-type="float">
            <text:p>79.124298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79.349998" calcext:value-type="float">
            <text:p>79.349998</text:p>
          </table:table-cell>
          <table:table-cell/>
          <table:table-cell office:value-type="float" office:value="79.073997" calcext:value-type="float">
            <text:p>79.073997</text:p>
          </table:table-cell>
          <table:table-cell office:value-type="float" office:value="79.236" calcext:value-type="float">
            <text:p>79.236</text:p>
          </table:table-cell>
          <table:table-cell/>
          <table:table-cell office:value-type="float" office:value="79.200996" calcext:value-type="float">
            <text:p>79.200996</text:p>
          </table:table-cell>
          <table:table-cell office:value-type="float" office:value="78.653" calcext:value-type="float">
            <text:p>78.653</text:p>
          </table:table-cell>
          <table:table-cell/>
          <table:table-cell office:value-type="float" office:value="78.797096" calcext:value-type="float">
            <text:p>78.797096</text:p>
          </table:table-cell>
          <table:table-cell office:value-type="float" office:value="79.238403" calcext:value-type="float">
            <text:p>79.238403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79.349998" calcext:value-type="float">
            <text:p>79.349998</text:p>
          </table:table-cell>
          <table:table-cell/>
          <table:table-cell office:value-type="float" office:value="79.073997" calcext:value-type="float">
            <text:p>79.073997</text:p>
          </table:table-cell>
          <table:table-cell office:value-type="float" office:value="79.236" calcext:value-type="float">
            <text:p>79.236</text:p>
          </table:table-cell>
          <table:table-cell/>
          <table:table-cell office:value-type="float" office:value="78.490997" calcext:value-type="float">
            <text:p>78.490997</text:p>
          </table:table-cell>
          <table:table-cell office:value-type="float" office:value="78.653" calcext:value-type="float">
            <text:p>78.653</text:p>
          </table:table-cell>
          <table:table-cell/>
          <table:table-cell office:value-type="float" office:value="78.858299" calcext:value-type="float">
            <text:p>78.858299</text:p>
          </table:table-cell>
          <table:table-cell office:value-type="float" office:value="79.025101" calcext:value-type="float">
            <text:p>79.025101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79.349998" calcext:value-type="float">
            <text:p>79.349998</text:p>
          </table:table-cell>
          <table:table-cell/>
          <table:table-cell office:value-type="float" office:value="79.073997" calcext:value-type="float">
            <text:p>79.073997</text:p>
          </table:table-cell>
          <table:table-cell office:value-type="float" office:value="79.236" calcext:value-type="float">
            <text:p>79.236</text:p>
          </table:table-cell>
          <table:table-cell/>
          <table:table-cell office:value-type="float" office:value="78.490997" calcext:value-type="float">
            <text:p>78.490997</text:p>
          </table:table-cell>
          <table:table-cell office:value-type="float" office:value="78.653" calcext:value-type="float">
            <text:p>78.653</text:p>
          </table:table-cell>
          <table:table-cell/>
          <table:table-cell office:value-type="float" office:value="78.917297" calcext:value-type="float">
            <text:p>78.917297</text:p>
          </table:table-cell>
          <table:table-cell office:value-type="float" office:value="79.238197" calcext:value-type="float">
            <text:p>79.238197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79.349998" calcext:value-type="float">
            <text:p>79.349998</text:p>
          </table:table-cell>
          <table:table-cell/>
          <table:table-cell office:value-type="float" office:value="79.073997" calcext:value-type="float">
            <text:p>79.073997</text:p>
          </table:table-cell>
          <table:table-cell office:value-type="float" office:value="79.236" calcext:value-type="float">
            <text:p>79.236</text:p>
          </table:table-cell>
          <table:table-cell/>
          <table:table-cell office:value-type="float" office:value="78.490997" calcext:value-type="float">
            <text:p>78.490997</text:p>
          </table:table-cell>
          <table:table-cell office:value-type="float" office:value="78.653" calcext:value-type="float">
            <text:p>78.653</text:p>
          </table:table-cell>
          <table:table-cell/>
          <table:table-cell office:value-type="float" office:value="78.853699" calcext:value-type="float">
            <text:p>78.853699</text:p>
          </table:table-cell>
          <table:table-cell office:value-type="float" office:value="79.116402" calcext:value-type="float">
            <text:p>79.116402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79.349998" calcext:value-type="float">
            <text:p>79.349998</text:p>
          </table:table-cell>
          <table:table-cell/>
          <table:table-cell office:value-type="float" office:value="79.073997" calcext:value-type="float">
            <text:p>79.073997</text:p>
          </table:table-cell>
          <table:table-cell office:value-type="float" office:value="79.236" calcext:value-type="float">
            <text:p>79.236</text:p>
          </table:table-cell>
          <table:table-cell/>
          <table:table-cell office:value-type="float" office:value="78.490997" calcext:value-type="float">
            <text:p>78.490997</text:p>
          </table:table-cell>
          <table:table-cell office:value-type="float" office:value="79.067001" calcext:value-type="float">
            <text:p>79.067001</text:p>
          </table:table-cell>
          <table:table-cell/>
          <table:table-cell office:value-type="float" office:value="78.745697" calcext:value-type="float">
            <text:p>78.745697</text:p>
          </table:table-cell>
          <table:table-cell office:value-type="float" office:value="79.114197" calcext:value-type="float">
            <text:p>79.114197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79.349998" calcext:value-type="float">
            <text:p>79.349998</text:p>
          </table:table-cell>
          <table:table-cell/>
          <table:table-cell office:value-type="float" office:value="78.877998" calcext:value-type="float">
            <text:p>78.877998</text:p>
          </table:table-cell>
          <table:table-cell office:value-type="float" office:value="78.973999" calcext:value-type="float">
            <text:p>78.973999</text:p>
          </table:table-cell>
          <table:table-cell/>
          <table:table-cell office:value-type="float" office:value="78.935997" calcext:value-type="float">
            <text:p>78.935997</text:p>
          </table:table-cell>
          <table:table-cell office:value-type="float" office:value="79.067001" calcext:value-type="float">
            <text:p>79.067001</text:p>
          </table:table-cell>
          <table:table-cell/>
          <table:table-cell office:value-type="float" office:value="78.810204" calcext:value-type="float">
            <text:p>78.810204</text:p>
          </table:table-cell>
          <table:table-cell office:value-type="float" office:value="79.099602" calcext:value-type="float">
            <text:p>79.099602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79.349998" calcext:value-type="float">
            <text:p>79.349998</text:p>
          </table:table-cell>
          <table:table-cell/>
          <table:table-cell office:value-type="float" office:value="78.877998" calcext:value-type="float">
            <text:p>78.877998</text:p>
          </table:table-cell>
          <table:table-cell office:value-type="float" office:value="78.973999" calcext:value-type="float">
            <text:p>78.973999</text:p>
          </table:table-cell>
          <table:table-cell/>
          <table:table-cell office:value-type="float" office:value="78.935997" calcext:value-type="float">
            <text:p>78.935997</text:p>
          </table:table-cell>
          <table:table-cell office:value-type="float" office:value="79.067001" calcext:value-type="float">
            <text:p>79.067001</text:p>
          </table:table-cell>
          <table:table-cell/>
          <table:table-cell office:value-type="float" office:value="78.844101" calcext:value-type="float">
            <text:p>78.844101</text:p>
          </table:table-cell>
          <table:table-cell office:value-type="float" office:value="79.351196" calcext:value-type="float">
            <text:p>79.351196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8.75" calcext:value-type="float">
            <text:p>78.75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8.877998" calcext:value-type="float">
            <text:p>78.877998</text:p>
          </table:table-cell>
          <table:table-cell office:value-type="float" office:value="78.973999" calcext:value-type="float">
            <text:p>78.973999</text:p>
          </table:table-cell>
          <table:table-cell/>
          <table:table-cell office:value-type="float" office:value="78.935997" calcext:value-type="float">
            <text:p>78.935997</text:p>
          </table:table-cell>
          <table:table-cell office:value-type="float" office:value="79.067001" calcext:value-type="float">
            <text:p>79.067001</text:p>
          </table:table-cell>
          <table:table-cell/>
          <table:table-cell office:value-type="float" office:value="78.873802" calcext:value-type="float">
            <text:p>78.873802</text:p>
          </table:table-cell>
          <table:table-cell office:value-type="float" office:value="78.959297" calcext:value-type="float">
            <text:p>78.959297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8.877998" calcext:value-type="float">
            <text:p>78.877998</text:p>
          </table:table-cell>
          <table:table-cell office:value-type="float" office:value="78.973999" calcext:value-type="float">
            <text:p>78.973999</text:p>
          </table:table-cell>
          <table:table-cell/>
          <table:table-cell office:value-type="float" office:value="78.935997" calcext:value-type="float">
            <text:p>78.935997</text:p>
          </table:table-cell>
          <table:table-cell office:value-type="float" office:value="79.260002" calcext:value-type="float">
            <text:p>79.260002</text:p>
          </table:table-cell>
          <table:table-cell/>
          <table:table-cell office:value-type="float" office:value="78.813698" calcext:value-type="float">
            <text:p>78.813698</text:p>
          </table:table-cell>
          <table:table-cell office:value-type="float" office:value="79.2649" calcext:value-type="float">
            <text:p>79.2649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8.877998" calcext:value-type="float">
            <text:p>78.877998</text:p>
          </table:table-cell>
          <table:table-cell office:value-type="float" office:value="78.973999" calcext:value-type="float">
            <text:p>78.973999</text:p>
          </table:table-cell>
          <table:table-cell/>
          <table:table-cell office:value-type="float" office:value="78.799004" calcext:value-type="float">
            <text:p>78.799004</text:p>
          </table:table-cell>
          <table:table-cell office:value-type="float" office:value="79.260002" calcext:value-type="float">
            <text:p>79.260002</text:p>
          </table:table-cell>
          <table:table-cell/>
          <table:table-cell office:value-type="float" office:value="78.8106" calcext:value-type="float">
            <text:p>78.8106</text:p>
          </table:table-cell>
          <table:table-cell office:value-type="float" office:value="79.103996" calcext:value-type="float">
            <text:p>79.103996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8.877998" calcext:value-type="float">
            <text:p>78.877998</text:p>
          </table:table-cell>
          <table:table-cell office:value-type="float" office:value="78.973999" calcext:value-type="float">
            <text:p>78.973999</text:p>
          </table:table-cell>
          <table:table-cell/>
          <table:table-cell office:value-type="float" office:value="78.799004" calcext:value-type="float">
            <text:p>78.799004</text:p>
          </table:table-cell>
          <table:table-cell office:value-type="float" office:value="79.260002" calcext:value-type="float">
            <text:p>79.260002</text:p>
          </table:table-cell>
          <table:table-cell/>
          <table:table-cell office:value-type="float" office:value="78.829903" calcext:value-type="float">
            <text:p>78.829903</text:p>
          </table:table-cell>
          <table:table-cell office:value-type="float" office:value="79.112396" calcext:value-type="float">
            <text:p>79.112396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8.877998" calcext:value-type="float">
            <text:p>78.877998</text:p>
          </table:table-cell>
          <table:table-cell office:value-type="float" office:value="78.973999" calcext:value-type="float">
            <text:p>78.973999</text:p>
          </table:table-cell>
          <table:table-cell/>
          <table:table-cell office:value-type="float" office:value="78.799004" calcext:value-type="float">
            <text:p>78.799004</text:p>
          </table:table-cell>
          <table:table-cell office:value-type="float" office:value="79.260002" calcext:value-type="float">
            <text:p>79.260002</text:p>
          </table:table-cell>
          <table:table-cell/>
          <table:table-cell office:value-type="float" office:value="79.008904" calcext:value-type="float">
            <text:p>79.008904</text:p>
          </table:table-cell>
          <table:table-cell office:value-type="float" office:value="79.293503" calcext:value-type="float">
            <text:p>79.293503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8.877998" calcext:value-type="float">
            <text:p>78.877998</text:p>
          </table:table-cell>
          <table:table-cell office:value-type="float" office:value="79.848" calcext:value-type="float">
            <text:p>79.848</text:p>
          </table:table-cell>
          <table:table-cell/>
          <table:table-cell office:value-type="float" office:value="78.799004" calcext:value-type="float">
            <text:p>78.799004</text:p>
          </table:table-cell>
          <table:table-cell office:value-type="float" office:value="78.883003" calcext:value-type="float">
            <text:p>78.883003</text:p>
          </table:table-cell>
          <table:table-cell/>
          <table:table-cell office:value-type="float" office:value="78.958801" calcext:value-type="float">
            <text:p>78.958801</text:p>
          </table:table-cell>
          <table:table-cell office:value-type="float" office:value="79.246201" calcext:value-type="float">
            <text:p>79.246201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9.171997" calcext:value-type="float">
            <text:p>79.171997</text:p>
          </table:table-cell>
          <table:table-cell office:value-type="float" office:value="79.848" calcext:value-type="float">
            <text:p>79.848</text:p>
          </table:table-cell>
          <table:table-cell/>
          <table:table-cell office:value-type="float" office:value="79.012001" calcext:value-type="float">
            <text:p>79.012001</text:p>
          </table:table-cell>
          <table:table-cell office:value-type="float" office:value="78.883003" calcext:value-type="float">
            <text:p>78.883003</text:p>
          </table:table-cell>
          <table:table-cell/>
          <table:table-cell office:value-type="float" office:value="78.739098" calcext:value-type="float">
            <text:p>78.739098</text:p>
          </table:table-cell>
          <table:table-cell office:value-type="float" office:value="79.119003" calcext:value-type="float">
            <text:p>79.119003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9.171997" calcext:value-type="float">
            <text:p>79.171997</text:p>
          </table:table-cell>
          <table:table-cell office:value-type="float" office:value="79.848" calcext:value-type="float">
            <text:p>79.848</text:p>
          </table:table-cell>
          <table:table-cell/>
          <table:table-cell office:value-type="float" office:value="79.012001" calcext:value-type="float">
            <text:p>79.012001</text:p>
          </table:table-cell>
          <table:table-cell office:value-type="float" office:value="78.883003" calcext:value-type="float">
            <text:p>78.883003</text:p>
          </table:table-cell>
          <table:table-cell/>
          <table:table-cell office:value-type="float" office:value="78.832001" calcext:value-type="float">
            <text:p>78.832001</text:p>
          </table:table-cell>
          <table:table-cell office:value-type="float" office:value="79.2164" calcext:value-type="float">
            <text:p>79.2164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9.171997" calcext:value-type="float">
            <text:p>79.171997</text:p>
          </table:table-cell>
          <table:table-cell office:value-type="float" office:value="79.848" calcext:value-type="float">
            <text:p>79.848</text:p>
          </table:table-cell>
          <table:table-cell/>
          <table:table-cell office:value-type="float" office:value="79.012001" calcext:value-type="float">
            <text:p>79.012001</text:p>
          </table:table-cell>
          <table:table-cell office:value-type="float" office:value="78.883003" calcext:value-type="float">
            <text:p>78.883003</text:p>
          </table:table-cell>
          <table:table-cell/>
          <table:table-cell office:value-type="float" office:value="78.9645" calcext:value-type="float">
            <text:p>78.9645</text:p>
          </table:table-cell>
          <table:table-cell office:value-type="float" office:value="79.214897" calcext:value-type="float">
            <text:p>79.214897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9.171997" calcext:value-type="float">
            <text:p>79.171997</text:p>
          </table:table-cell>
          <table:table-cell office:value-type="float" office:value="79.848" calcext:value-type="float">
            <text:p>79.848</text:p>
          </table:table-cell>
          <table:table-cell/>
          <table:table-cell office:value-type="float" office:value="79.012001" calcext:value-type="float">
            <text:p>79.012001</text:p>
          </table:table-cell>
          <table:table-cell office:value-type="float" office:value="79.526001" calcext:value-type="float">
            <text:p>79.526001</text:p>
          </table:table-cell>
          <table:table-cell/>
          <table:table-cell office:value-type="float" office:value="78.973503" calcext:value-type="float">
            <text:p>78.973503</text:p>
          </table:table-cell>
          <table:table-cell office:value-type="float" office:value="79.084099" calcext:value-type="float">
            <text:p>79.084099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339996" calcext:value-type="float">
            <text:p>77.339996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9.171997" calcext:value-type="float">
            <text:p>79.171997</text:p>
          </table:table-cell>
          <table:table-cell office:value-type="float" office:value="79.848" calcext:value-type="float">
            <text:p>79.848</text:p>
          </table:table-cell>
          <table:table-cell/>
          <table:table-cell office:value-type="float" office:value="78.889" calcext:value-type="float">
            <text:p>78.889</text:p>
          </table:table-cell>
          <table:table-cell office:value-type="float" office:value="79.526001" calcext:value-type="float">
            <text:p>79.526001</text:p>
          </table:table-cell>
          <table:table-cell/>
          <table:table-cell office:value-type="float" office:value="78.820801" calcext:value-type="float">
            <text:p>78.820801</text:p>
          </table:table-cell>
          <table:table-cell office:value-type="float" office:value="79.166901" calcext:value-type="float">
            <text:p>79.166901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9.171997" calcext:value-type="float">
            <text:p>79.171997</text:p>
          </table:table-cell>
          <table:table-cell office:value-type="float" office:value="79.848" calcext:value-type="float">
            <text:p>79.848</text:p>
          </table:table-cell>
          <table:table-cell/>
          <table:table-cell office:value-type="float" office:value="78.889" calcext:value-type="float">
            <text:p>78.889</text:p>
          </table:table-cell>
          <table:table-cell office:value-type="float" office:value="79.526001" calcext:value-type="float">
            <text:p>79.526001</text:p>
          </table:table-cell>
          <table:table-cell/>
          <table:table-cell office:value-type="float" office:value="78.706299" calcext:value-type="float">
            <text:p>78.706299</text:p>
          </table:table-cell>
          <table:table-cell office:value-type="float" office:value="79.120697" calcext:value-type="float">
            <text:p>79.120697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9.171997" calcext:value-type="float">
            <text:p>79.171997</text:p>
          </table:table-cell>
          <table:table-cell office:value-type="float" office:value="79.848" calcext:value-type="float">
            <text:p>79.848</text:p>
          </table:table-cell>
          <table:table-cell/>
          <table:table-cell office:value-type="float" office:value="78.889" calcext:value-type="float">
            <text:p>78.889</text:p>
          </table:table-cell>
          <table:table-cell office:value-type="float" office:value="79.526001" calcext:value-type="float">
            <text:p>79.526001</text:p>
          </table:table-cell>
          <table:table-cell/>
          <table:table-cell office:value-type="float" office:value="78.993301" calcext:value-type="float">
            <text:p>78.993301</text:p>
          </table:table-cell>
          <table:table-cell office:value-type="float" office:value="79.052803" calcext:value-type="float">
            <text:p>79.052803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9.043999" calcext:value-type="float">
            <text:p>79.043999</text:p>
          </table:table-cell>
          <table:table-cell office:value-type="float" office:value="78.725998" calcext:value-type="float">
            <text:p>78.725998</text:p>
          </table:table-cell>
          <table:table-cell/>
          <table:table-cell office:value-type="float" office:value="78.889" calcext:value-type="float">
            <text:p>78.889</text:p>
          </table:table-cell>
          <table:table-cell office:value-type="float" office:value="79.061996" calcext:value-type="float">
            <text:p>79.061996</text:p>
          </table:table-cell>
          <table:table-cell/>
          <table:table-cell office:value-type="float" office:value="79.0075" calcext:value-type="float">
            <text:p>79.0075</text:p>
          </table:table-cell>
          <table:table-cell office:value-type="float" office:value="79.117897" calcext:value-type="float">
            <text:p>79.117897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9.043999" calcext:value-type="float">
            <text:p>79.043999</text:p>
          </table:table-cell>
          <table:table-cell office:value-type="float" office:value="78.725998" calcext:value-type="float">
            <text:p>78.725998</text:p>
          </table:table-cell>
          <table:table-cell/>
          <table:table-cell office:value-type="float" office:value="78.968002" calcext:value-type="float">
            <text:p>78.968002</text:p>
          </table:table-cell>
          <table:table-cell office:value-type="float" office:value="79.061996" calcext:value-type="float">
            <text:p>79.061996</text:p>
          </table:table-cell>
          <table:table-cell/>
          <table:table-cell office:value-type="float" office:value="78.830101" calcext:value-type="float">
            <text:p>78.830101</text:p>
          </table:table-cell>
          <table:table-cell office:value-type="float" office:value="79.172401" calcext:value-type="float">
            <text:p>79.172401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9.043999" calcext:value-type="float">
            <text:p>79.043999</text:p>
          </table:table-cell>
          <table:table-cell office:value-type="float" office:value="78.725998" calcext:value-type="float">
            <text:p>78.725998</text:p>
          </table:table-cell>
          <table:table-cell/>
          <table:table-cell office:value-type="float" office:value="78.968002" calcext:value-type="float">
            <text:p>78.968002</text:p>
          </table:table-cell>
          <table:table-cell office:value-type="float" office:value="79.061996" calcext:value-type="float">
            <text:p>79.061996</text:p>
          </table:table-cell>
          <table:table-cell/>
          <table:table-cell office:value-type="float" office:value="78.803802" calcext:value-type="float">
            <text:p>78.803802</text:p>
          </table:table-cell>
          <table:table-cell office:value-type="float" office:value="79.118599" calcext:value-type="float">
            <text:p>79.118599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9.043999" calcext:value-type="float">
            <text:p>79.043999</text:p>
          </table:table-cell>
          <table:table-cell office:value-type="float" office:value="78.725998" calcext:value-type="float">
            <text:p>78.725998</text:p>
          </table:table-cell>
          <table:table-cell/>
          <table:table-cell office:value-type="float" office:value="78.968002" calcext:value-type="float">
            <text:p>78.968002</text:p>
          </table:table-cell>
          <table:table-cell office:value-type="float" office:value="79.061996" calcext:value-type="float">
            <text:p>79.061996</text:p>
          </table:table-cell>
          <table:table-cell/>
          <table:table-cell office:value-type="float" office:value="78.909401" calcext:value-type="float">
            <text:p>78.909401</text:p>
          </table:table-cell>
          <table:table-cell office:value-type="float" office:value="79.148697" calcext:value-type="float">
            <text:p>79.148697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9.043999" calcext:value-type="float">
            <text:p>79.043999</text:p>
          </table:table-cell>
          <table:table-cell office:value-type="float" office:value="78.725998" calcext:value-type="float">
            <text:p>78.725998</text:p>
          </table:table-cell>
          <table:table-cell/>
          <table:table-cell office:value-type="float" office:value="78.903999" calcext:value-type="float">
            <text:p>78.903999</text:p>
          </table:table-cell>
          <table:table-cell office:value-type="float" office:value="78.945" calcext:value-type="float">
            <text:p>78.945</text:p>
          </table:table-cell>
          <table:table-cell/>
          <table:table-cell office:value-type="float" office:value="78.884598" calcext:value-type="float">
            <text:p>78.884598</text:p>
          </table:table-cell>
          <table:table-cell office:value-type="float" office:value="79.261398" calcext:value-type="float">
            <text:p>79.261398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9.459999" calcext:value-type="float">
            <text:p>79.459999</text:p>
          </table:table-cell>
          <table:table-cell office:value-type="float" office:value="79.120003" calcext:value-type="float">
            <text:p>79.120003</text:p>
          </table:table-cell>
          <table:table-cell/>
          <table:table-cell office:value-type="float" office:value="79.043999" calcext:value-type="float">
            <text:p>79.043999</text:p>
          </table:table-cell>
          <table:table-cell office:value-type="float" office:value="78.725998" calcext:value-type="float">
            <text:p>78.725998</text:p>
          </table:table-cell>
          <table:table-cell/>
          <table:table-cell office:value-type="float" office:value="78.903999" calcext:value-type="float">
            <text:p>78.903999</text:p>
          </table:table-cell>
          <table:table-cell office:value-type="float" office:value="78.945" calcext:value-type="float">
            <text:p>78.945</text:p>
          </table:table-cell>
          <table:table-cell/>
          <table:table-cell office:value-type="float" office:value="78.845596" calcext:value-type="float">
            <text:p>78.845596</text:p>
          </table:table-cell>
          <table:table-cell office:value-type="float" office:value="79.319702" calcext:value-type="float">
            <text:p>79.319702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7.989998" calcext:value-type="float">
            <text:p>77.989998</text:p>
          </table:table-cell>
          <table:table-cell office:value-type="float" office:value="79.629997" calcext:value-type="float">
            <text:p>79.629997</text:p>
          </table:table-cell>
          <table:table-cell/>
          <table:table-cell office:value-type="float" office:value="79.043999" calcext:value-type="float">
            <text:p>79.043999</text:p>
          </table:table-cell>
          <table:table-cell office:value-type="float" office:value="78.725998" calcext:value-type="float">
            <text:p>78.725998</text:p>
          </table:table-cell>
          <table:table-cell/>
          <table:table-cell office:value-type="float" office:value="78.903999" calcext:value-type="float">
            <text:p>78.903999</text:p>
          </table:table-cell>
          <table:table-cell office:value-type="float" office:value="78.945" calcext:value-type="float">
            <text:p>78.945</text:p>
          </table:table-cell>
          <table:table-cell/>
          <table:table-cell office:value-type="float" office:value="78.9673" calcext:value-type="float">
            <text:p>78.9673</text:p>
          </table:table-cell>
          <table:table-cell office:value-type="float" office:value="79.234802" calcext:value-type="float">
            <text:p>79.234802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7.989998" calcext:value-type="float">
            <text:p>77.989998</text:p>
          </table:table-cell>
          <table:table-cell office:value-type="float" office:value="79.629997" calcext:value-type="float">
            <text:p>79.629997</text:p>
          </table:table-cell>
          <table:table-cell/>
          <table:table-cell office:value-type="float" office:value="79.043999" calcext:value-type="float">
            <text:p>79.043999</text:p>
          </table:table-cell>
          <table:table-cell office:value-type="float" office:value="78.725998" calcext:value-type="float">
            <text:p>78.725998</text:p>
          </table:table-cell>
          <table:table-cell/>
          <table:table-cell office:value-type="float" office:value="78.903999" calcext:value-type="float">
            <text:p>78.903999</text:p>
          </table:table-cell>
          <table:table-cell office:value-type="float" office:value="79.027" calcext:value-type="float">
            <text:p>79.027</text:p>
          </table:table-cell>
          <table:table-cell/>
          <table:table-cell office:value-type="float" office:value="78.853897" calcext:value-type="float">
            <text:p>78.853897</text:p>
          </table:table-cell>
          <table:table-cell office:value-type="float" office:value="79.102203" calcext:value-type="float">
            <text:p>79.102203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7.989998" calcext:value-type="float">
            <text:p>77.989998</text:p>
          </table:table-cell>
          <table:table-cell office:value-type="float" office:value="79.629997" calcext:value-type="float">
            <text:p>79.629997</text:p>
          </table:table-cell>
          <table:table-cell/>
          <table:table-cell office:value-type="float" office:value="78.330002" calcext:value-type="float">
            <text:p>78.330002</text:p>
          </table:table-cell>
          <table:table-cell office:value-type="float" office:value="78.606003" calcext:value-type="float">
            <text:p>78.606003</text:p>
          </table:table-cell>
          <table:table-cell/>
          <table:table-cell office:value-type="float" office:value="79.024002" calcext:value-type="float">
            <text:p>79.024002</text:p>
          </table:table-cell>
          <table:table-cell office:value-type="float" office:value="79.027" calcext:value-type="float">
            <text:p>79.027</text:p>
          </table:table-cell>
          <table:table-cell/>
          <table:table-cell office:value-type="float" office:value="78.836403" calcext:value-type="float">
            <text:p>78.836403</text:p>
          </table:table-cell>
          <table:table-cell office:value-type="float" office:value="79.169403" calcext:value-type="float">
            <text:p>79.169403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7.989998" calcext:value-type="float">
            <text:p>77.989998</text:p>
          </table:table-cell>
          <table:table-cell office:value-type="float" office:value="79.629997" calcext:value-type="float">
            <text:p>79.629997</text:p>
          </table:table-cell>
          <table:table-cell/>
          <table:table-cell office:value-type="float" office:value="78.330002" calcext:value-type="float">
            <text:p>78.330002</text:p>
          </table:table-cell>
          <table:table-cell office:value-type="float" office:value="78.606003" calcext:value-type="float">
            <text:p>78.606003</text:p>
          </table:table-cell>
          <table:table-cell/>
          <table:table-cell office:value-type="float" office:value="79.024002" calcext:value-type="float">
            <text:p>79.024002</text:p>
          </table:table-cell>
          <table:table-cell office:value-type="float" office:value="79.027" calcext:value-type="float">
            <text:p>79.027</text:p>
          </table:table-cell>
          <table:table-cell/>
          <table:table-cell office:value-type="float" office:value="79.017403" calcext:value-type="float">
            <text:p>79.017403</text:p>
          </table:table-cell>
          <table:table-cell office:value-type="float" office:value="79.2966" calcext:value-type="float">
            <text:p>79.2966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7.989998" calcext:value-type="float">
            <text:p>77.989998</text:p>
          </table:table-cell>
          <table:table-cell office:value-type="float" office:value="79.629997" calcext:value-type="float">
            <text:p>79.629997</text:p>
          </table:table-cell>
          <table:table-cell/>
          <table:table-cell office:value-type="float" office:value="78.330002" calcext:value-type="float">
            <text:p>78.330002</text:p>
          </table:table-cell>
          <table:table-cell office:value-type="float" office:value="78.606003" calcext:value-type="float">
            <text:p>78.606003</text:p>
          </table:table-cell>
          <table:table-cell/>
          <table:table-cell office:value-type="float" office:value="79.024002" calcext:value-type="float">
            <text:p>79.024002</text:p>
          </table:table-cell>
          <table:table-cell office:value-type="float" office:value="79.027" calcext:value-type="float">
            <text:p>79.027</text:p>
          </table:table-cell>
          <table:table-cell/>
          <table:table-cell office:value-type="float" office:value="78.9879" calcext:value-type="float">
            <text:p>78.9879</text:p>
          </table:table-cell>
          <table:table-cell office:value-type="float" office:value="79.105598" calcext:value-type="float">
            <text:p>79.105598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7.989998" calcext:value-type="float">
            <text:p>77.989998</text:p>
          </table:table-cell>
          <table:table-cell office:value-type="float" office:value="79.629997" calcext:value-type="float">
            <text:p>79.629997</text:p>
          </table:table-cell>
          <table:table-cell/>
          <table:table-cell office:value-type="float" office:value="78.330002" calcext:value-type="float">
            <text:p>78.330002</text:p>
          </table:table-cell>
          <table:table-cell office:value-type="float" office:value="78.606003" calcext:value-type="float">
            <text:p>78.606003</text:p>
          </table:table-cell>
          <table:table-cell/>
          <table:table-cell office:value-type="float" office:value="79.024002" calcext:value-type="float">
            <text:p>79.024002</text:p>
          </table:table-cell>
          <table:table-cell office:value-type="float" office:value="78.999001" calcext:value-type="float">
            <text:p>78.999001</text:p>
          </table:table-cell>
          <table:table-cell/>
          <table:table-cell office:value-type="float" office:value="78.935699" calcext:value-type="float">
            <text:p>78.935699</text:p>
          </table:table-cell>
          <table:table-cell office:value-type="float" office:value="79.034897" calcext:value-type="float">
            <text:p>79.034897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7.989998" calcext:value-type="float">
            <text:p>77.989998</text:p>
          </table:table-cell>
          <table:table-cell office:value-type="float" office:value="79.629997" calcext:value-type="float">
            <text:p>79.629997</text:p>
          </table:table-cell>
          <table:table-cell/>
          <table:table-cell office:value-type="float" office:value="78.330002" calcext:value-type="float">
            <text:p>78.330002</text:p>
          </table:table-cell>
          <table:table-cell office:value-type="float" office:value="78.606003" calcext:value-type="float">
            <text:p>78.606003</text:p>
          </table:table-cell>
          <table:table-cell/>
          <table:table-cell office:value-type="float" office:value="78.706001" calcext:value-type="float">
            <text:p>78.706001</text:p>
          </table:table-cell>
          <table:table-cell office:value-type="float" office:value="78.999001" calcext:value-type="float">
            <text:p>78.999001</text:p>
          </table:table-cell>
          <table:table-cell/>
          <table:table-cell office:value-type="float" office:value="78.830002" calcext:value-type="float">
            <text:p>78.830002</text:p>
          </table:table-cell>
          <table:table-cell office:value-type="float" office:value="79.151497" calcext:value-type="float">
            <text:p>79.151497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7.989998" calcext:value-type="float">
            <text:p>77.989998</text:p>
          </table:table-cell>
          <table:table-cell office:value-type="float" office:value="79.629997" calcext:value-type="float">
            <text:p>79.629997</text:p>
          </table:table-cell>
          <table:table-cell/>
          <table:table-cell office:value-type="float" office:value="78.330002" calcext:value-type="float">
            <text:p>78.330002</text:p>
          </table:table-cell>
          <table:table-cell office:value-type="float" office:value="78.606003" calcext:value-type="float">
            <text:p>78.606003</text:p>
          </table:table-cell>
          <table:table-cell/>
          <table:table-cell office:value-type="float" office:value="78.706001" calcext:value-type="float">
            <text:p>78.706001</text:p>
          </table:table-cell>
          <table:table-cell office:value-type="float" office:value="78.999001" calcext:value-type="float">
            <text:p>78.999001</text:p>
          </table:table-cell>
          <table:table-cell/>
          <table:table-cell office:value-type="float" office:value="78.665802" calcext:value-type="float">
            <text:p>78.665802</text:p>
          </table:table-cell>
          <table:table-cell office:value-type="float" office:value="79.067902" calcext:value-type="float">
            <text:p>79.067902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7.989998" calcext:value-type="float">
            <text:p>77.989998</text:p>
          </table:table-cell>
          <table:table-cell office:value-type="float" office:value="79.629997" calcext:value-type="float">
            <text:p>79.629997</text:p>
          </table:table-cell>
          <table:table-cell/>
          <table:table-cell office:value-type="float" office:value="78.330002" calcext:value-type="float">
            <text:p>78.330002</text:p>
          </table:table-cell>
          <table:table-cell office:value-type="float" office:value="78.606003" calcext:value-type="float">
            <text:p>78.606003</text:p>
          </table:table-cell>
          <table:table-cell/>
          <table:table-cell office:value-type="float" office:value="78.706001" calcext:value-type="float">
            <text:p>78.706001</text:p>
          </table:table-cell>
          <table:table-cell office:value-type="float" office:value="78.999001" calcext:value-type="float">
            <text:p>78.999001</text:p>
          </table:table-cell>
          <table:table-cell/>
          <table:table-cell office:value-type="float" office:value="78.918297" calcext:value-type="float">
            <text:p>78.918297</text:p>
          </table:table-cell>
          <table:table-cell office:value-type="float" office:value="79.245201" calcext:value-type="float">
            <text:p>79.245201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7.989998" calcext:value-type="float">
            <text:p>77.989998</text:p>
          </table:table-cell>
          <table:table-cell office:value-type="float" office:value="79.629997" calcext:value-type="float">
            <text:p>79.629997</text:p>
          </table:table-cell>
          <table:table-cell/>
          <table:table-cell office:value-type="float" office:value="79.192001" calcext:value-type="float">
            <text:p>79.192001</text:p>
          </table:table-cell>
          <table:table-cell office:value-type="float" office:value="79.334" calcext:value-type="float">
            <text:p>79.334</text:p>
          </table:table-cell>
          <table:table-cell/>
          <table:table-cell office:value-type="float" office:value="79.038002" calcext:value-type="float">
            <text:p>79.038002</text:p>
          </table:table-cell>
          <table:table-cell office:value-type="float" office:value="78.939003" calcext:value-type="float">
            <text:p>78.939003</text:p>
          </table:table-cell>
          <table:table-cell/>
          <table:table-cell office:value-type="float" office:value="78.927902" calcext:value-type="float">
            <text:p>78.927902</text:p>
          </table:table-cell>
          <table:table-cell office:value-type="float" office:value="79.0896" calcext:value-type="float">
            <text:p>79.0896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7.989998" calcext:value-type="float">
            <text:p>77.989998</text:p>
          </table:table-cell>
          <table:table-cell office:value-type="float" office:value="79.629997" calcext:value-type="float">
            <text:p>79.629997</text:p>
          </table:table-cell>
          <table:table-cell/>
          <table:table-cell office:value-type="float" office:value="79.192001" calcext:value-type="float">
            <text:p>79.192001</text:p>
          </table:table-cell>
          <table:table-cell office:value-type="float" office:value="79.334" calcext:value-type="float">
            <text:p>79.334</text:p>
          </table:table-cell>
          <table:table-cell/>
          <table:table-cell office:value-type="float" office:value="79.038002" calcext:value-type="float">
            <text:p>79.038002</text:p>
          </table:table-cell>
          <table:table-cell office:value-type="float" office:value="78.939003" calcext:value-type="float">
            <text:p>78.939003</text:p>
          </table:table-cell>
          <table:table-cell/>
          <table:table-cell office:value-type="float" office:value="78.793602" calcext:value-type="float">
            <text:p>78.793602</text:p>
          </table:table-cell>
          <table:table-cell office:value-type="float" office:value="79.116302" calcext:value-type="float">
            <text:p>79.116302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7.989998" calcext:value-type="float">
            <text:p>77.989998</text:p>
          </table:table-cell>
          <table:table-cell office:value-type="float" office:value="79.629997" calcext:value-type="float">
            <text:p>79.629997</text:p>
          </table:table-cell>
          <table:table-cell/>
          <table:table-cell office:value-type="float" office:value="79.192001" calcext:value-type="float">
            <text:p>79.192001</text:p>
          </table:table-cell>
          <table:table-cell office:value-type="float" office:value="79.334" calcext:value-type="float">
            <text:p>79.334</text:p>
          </table:table-cell>
          <table:table-cell/>
          <table:table-cell office:value-type="float" office:value="79.038002" calcext:value-type="float">
            <text:p>79.038002</text:p>
          </table:table-cell>
          <table:table-cell office:value-type="float" office:value="78.939003" calcext:value-type="float">
            <text:p>78.939003</text:p>
          </table:table-cell>
          <table:table-cell/>
          <table:table-cell office:value-type="float" office:value="78.794601" calcext:value-type="float">
            <text:p>78.794601</text:p>
          </table:table-cell>
          <table:table-cell office:value-type="float" office:value="79.058998" calcext:value-type="float">
            <text:p>79.058998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7.989998" calcext:value-type="float">
            <text:p>77.989998</text:p>
          </table:table-cell>
          <table:table-cell office:value-type="float" office:value="79.629997" calcext:value-type="float">
            <text:p>79.629997</text:p>
          </table:table-cell>
          <table:table-cell/>
          <table:table-cell office:value-type="float" office:value="79.192001" calcext:value-type="float">
            <text:p>79.192001</text:p>
          </table:table-cell>
          <table:table-cell office:value-type="float" office:value="79.334" calcext:value-type="float">
            <text:p>79.334</text:p>
          </table:table-cell>
          <table:table-cell/>
          <table:table-cell office:value-type="float" office:value="79.038002" calcext:value-type="float">
            <text:p>79.038002</text:p>
          </table:table-cell>
          <table:table-cell office:value-type="float" office:value="78.939003" calcext:value-type="float">
            <text:p>78.939003</text:p>
          </table:table-cell>
          <table:table-cell/>
          <table:table-cell office:value-type="float" office:value="78.994904" calcext:value-type="float">
            <text:p>78.994904</text:p>
          </table:table-cell>
          <table:table-cell office:value-type="float" office:value="79.224098" calcext:value-type="float">
            <text:p>79.224098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7.989998" calcext:value-type="float">
            <text:p>77.989998</text:p>
          </table:table-cell>
          <table:table-cell office:value-type="float" office:value="79.629997" calcext:value-type="float">
            <text:p>79.629997</text:p>
          </table:table-cell>
          <table:table-cell/>
          <table:table-cell office:value-type="float" office:value="79.192001" calcext:value-type="float">
            <text:p>79.192001</text:p>
          </table:table-cell>
          <table:table-cell office:value-type="float" office:value="79.334" calcext:value-type="float">
            <text:p>79.334</text:p>
          </table:table-cell>
          <table:table-cell/>
          <table:table-cell office:value-type="float" office:value="78.683998" calcext:value-type="float">
            <text:p>78.683998</text:p>
          </table:table-cell>
          <table:table-cell office:value-type="float" office:value="79.038002" calcext:value-type="float">
            <text:p>79.038002</text:p>
          </table:table-cell>
          <table:table-cell/>
          <table:table-cell office:value-type="float" office:value="78.693199" calcext:value-type="float">
            <text:p>78.693199</text:p>
          </table:table-cell>
          <table:table-cell office:value-type="float" office:value="79.297302" calcext:value-type="float">
            <text:p>79.297302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7.989998" calcext:value-type="float">
            <text:p>77.989998</text:p>
          </table:table-cell>
          <table:table-cell office:value-type="float" office:value="79.629997" calcext:value-type="float">
            <text:p>79.629997</text:p>
          </table:table-cell>
          <table:table-cell/>
          <table:table-cell office:value-type="float" office:value="79.192001" calcext:value-type="float">
            <text:p>79.192001</text:p>
          </table:table-cell>
          <table:table-cell office:value-type="float" office:value="79.334" calcext:value-type="float">
            <text:p>79.334</text:p>
          </table:table-cell>
          <table:table-cell/>
          <table:table-cell office:value-type="float" office:value="78.683998" calcext:value-type="float">
            <text:p>78.683998</text:p>
          </table:table-cell>
          <table:table-cell office:value-type="float" office:value="79.038002" calcext:value-type="float">
            <text:p>79.038002</text:p>
          </table:table-cell>
          <table:table-cell/>
          <table:table-cell office:value-type="float" office:value="78.7967" calcext:value-type="float">
            <text:p>78.7967</text:p>
          </table:table-cell>
          <table:table-cell office:value-type="float" office:value="79.276001" calcext:value-type="float">
            <text:p>79.276001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9.192001" calcext:value-type="float">
            <text:p>79.192001</text:p>
          </table:table-cell>
          <table:table-cell office:value-type="float" office:value="79.334" calcext:value-type="float">
            <text:p>79.334</text:p>
          </table:table-cell>
          <table:table-cell/>
          <table:table-cell office:value-type="float" office:value="78.683998" calcext:value-type="float">
            <text:p>78.683998</text:p>
          </table:table-cell>
          <table:table-cell office:value-type="float" office:value="79.038002" calcext:value-type="float">
            <text:p>79.038002</text:p>
          </table:table-cell>
          <table:table-cell/>
          <table:table-cell office:value-type="float" office:value="78.769203" calcext:value-type="float">
            <text:p>78.769203</text:p>
          </table:table-cell>
          <table:table-cell office:value-type="float" office:value="79.1959" calcext:value-type="float">
            <text:p>79.1959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9.192001" calcext:value-type="float">
            <text:p>79.192001</text:p>
          </table:table-cell>
          <table:table-cell office:value-type="float" office:value="79.314003" calcext:value-type="float">
            <text:p>79.314003</text:p>
          </table:table-cell>
          <table:table-cell/>
          <table:table-cell office:value-type="float" office:value="78.683998" calcext:value-type="float">
            <text:p>78.683998</text:p>
          </table:table-cell>
          <table:table-cell office:value-type="float" office:value="79.580002" calcext:value-type="float">
            <text:p>79.580002</text:p>
          </table:table-cell>
          <table:table-cell/>
          <table:table-cell office:value-type="float" office:value="78.787201" calcext:value-type="float">
            <text:p>78.787201</text:p>
          </table:table-cell>
          <table:table-cell office:value-type="float" office:value="79.196701" calcext:value-type="float">
            <text:p>79.196701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9.206001" calcext:value-type="float">
            <text:p>79.206001</text:p>
          </table:table-cell>
          <table:table-cell office:value-type="float" office:value="79.314003" calcext:value-type="float">
            <text:p>79.314003</text:p>
          </table:table-cell>
          <table:table-cell/>
          <table:table-cell office:value-type="float" office:value="78.509003" calcext:value-type="float">
            <text:p>78.509003</text:p>
          </table:table-cell>
          <table:table-cell office:value-type="float" office:value="79.580002" calcext:value-type="float">
            <text:p>79.580002</text:p>
          </table:table-cell>
          <table:table-cell/>
          <table:table-cell office:value-type="float" office:value="79.019897" calcext:value-type="float">
            <text:p>79.019897</text:p>
          </table:table-cell>
          <table:table-cell office:value-type="float" office:value="79.164101" calcext:value-type="float">
            <text:p>79.164101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9.206001" calcext:value-type="float">
            <text:p>79.206001</text:p>
          </table:table-cell>
          <table:table-cell office:value-type="float" office:value="79.314003" calcext:value-type="float">
            <text:p>79.314003</text:p>
          </table:table-cell>
          <table:table-cell/>
          <table:table-cell office:value-type="float" office:value="78.509003" calcext:value-type="float">
            <text:p>78.509003</text:p>
          </table:table-cell>
          <table:table-cell office:value-type="float" office:value="79.580002" calcext:value-type="float">
            <text:p>79.580002</text:p>
          </table:table-cell>
          <table:table-cell/>
          <table:table-cell office:value-type="float" office:value="79.115799" calcext:value-type="float">
            <text:p>79.115799</text:p>
          </table:table-cell>
          <table:table-cell office:value-type="float" office:value="79.255898" calcext:value-type="float">
            <text:p>79.255898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879997" calcext:value-type="float">
            <text:p>78.879997</text:p>
          </table:table-cell>
          <table:table-cell office:value-type="float" office:value="77.699997" calcext:value-type="float">
            <text:p>77.699997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9.206001" calcext:value-type="float">
            <text:p>79.206001</text:p>
          </table:table-cell>
          <table:table-cell office:value-type="float" office:value="79.314003" calcext:value-type="float">
            <text:p>79.314003</text:p>
          </table:table-cell>
          <table:table-cell/>
          <table:table-cell office:value-type="float" office:value="78.509003" calcext:value-type="float">
            <text:p>78.509003</text:p>
          </table:table-cell>
          <table:table-cell office:value-type="float" office:value="79.580002" calcext:value-type="float">
            <text:p>79.580002</text:p>
          </table:table-cell>
          <table:table-cell/>
          <table:table-cell office:value-type="float" office:value="78.747803" calcext:value-type="float">
            <text:p>78.747803</text:p>
          </table:table-cell>
          <table:table-cell office:value-type="float" office:value="79.156303" calcext:value-type="float">
            <text:p>79.156303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9.206001" calcext:value-type="float">
            <text:p>79.206001</text:p>
          </table:table-cell>
          <table:table-cell office:value-type="float" office:value="79.314003" calcext:value-type="float">
            <text:p>79.314003</text:p>
          </table:table-cell>
          <table:table-cell/>
          <table:table-cell office:value-type="float" office:value="78.693001" calcext:value-type="float">
            <text:p>78.693001</text:p>
          </table:table-cell>
          <table:table-cell office:value-type="float" office:value="78.849998" calcext:value-type="float">
            <text:p>78.849998</text:p>
          </table:table-cell>
          <table:table-cell/>
          <table:table-cell office:value-type="float" office:value="78.808502" calcext:value-type="float">
            <text:p>78.808502</text:p>
          </table:table-cell>
          <table:table-cell office:value-type="float" office:value="79.167099" calcext:value-type="float">
            <text:p>79.167099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9.206001" calcext:value-type="float">
            <text:p>79.206001</text:p>
          </table:table-cell>
          <table:table-cell office:value-type="float" office:value="79.314003" calcext:value-type="float">
            <text:p>79.314003</text:p>
          </table:table-cell>
          <table:table-cell/>
          <table:table-cell office:value-type="float" office:value="78.693001" calcext:value-type="float">
            <text:p>78.693001</text:p>
          </table:table-cell>
          <table:table-cell office:value-type="float" office:value="78.849998" calcext:value-type="float">
            <text:p>78.849998</text:p>
          </table:table-cell>
          <table:table-cell/>
          <table:table-cell office:value-type="float" office:value="78.934196" calcext:value-type="float">
            <text:p>78.934196</text:p>
          </table:table-cell>
          <table:table-cell office:value-type="float" office:value="79.241501" calcext:value-type="float">
            <text:p>79.241501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9.206001" calcext:value-type="float">
            <text:p>79.206001</text:p>
          </table:table-cell>
          <table:table-cell office:value-type="float" office:value="79.314003" calcext:value-type="float">
            <text:p>79.314003</text:p>
          </table:table-cell>
          <table:table-cell/>
          <table:table-cell office:value-type="float" office:value="78.693001" calcext:value-type="float">
            <text:p>78.693001</text:p>
          </table:table-cell>
          <table:table-cell office:value-type="float" office:value="78.849998" calcext:value-type="float">
            <text:p>78.849998</text:p>
          </table:table-cell>
          <table:table-cell/>
          <table:table-cell office:value-type="float" office:value="78.8041" calcext:value-type="float">
            <text:p>78.8041</text:p>
          </table:table-cell>
          <table:table-cell office:value-type="float" office:value="79.167297" calcext:value-type="float">
            <text:p>79.167297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9.206001" calcext:value-type="float">
            <text:p>79.206001</text:p>
          </table:table-cell>
          <table:table-cell office:value-type="float" office:value="78.765999" calcext:value-type="float">
            <text:p>78.765999</text:p>
          </table:table-cell>
          <table:table-cell/>
          <table:table-cell office:value-type="float" office:value="78.693001" calcext:value-type="float">
            <text:p>78.693001</text:p>
          </table:table-cell>
          <table:table-cell office:value-type="float" office:value="78.849998" calcext:value-type="float">
            <text:p>78.849998</text:p>
          </table:table-cell>
          <table:table-cell/>
          <table:table-cell office:value-type="float" office:value="78.6567" calcext:value-type="float">
            <text:p>78.6567</text:p>
          </table:table-cell>
          <table:table-cell office:value-type="float" office:value="79.171898" calcext:value-type="float">
            <text:p>79.171898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8.912003" calcext:value-type="float">
            <text:p>78.912003</text:p>
          </table:table-cell>
          <table:table-cell office:value-type="float" office:value="78.765999" calcext:value-type="float">
            <text:p>78.765999</text:p>
          </table:table-cell>
          <table:table-cell/>
          <table:table-cell office:value-type="float" office:value="78.070999" calcext:value-type="float">
            <text:p>78.070999</text:p>
          </table:table-cell>
          <table:table-cell office:value-type="float" office:value="78.786003" calcext:value-type="float">
            <text:p>78.786003</text:p>
          </table:table-cell>
          <table:table-cell/>
          <table:table-cell office:value-type="float" office:value="78.989502" calcext:value-type="float">
            <text:p>78.989502</text:p>
          </table:table-cell>
          <table:table-cell office:value-type="float" office:value="79.134598" calcext:value-type="float">
            <text:p>79.134598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8.912003" calcext:value-type="float">
            <text:p>78.912003</text:p>
          </table:table-cell>
          <table:table-cell office:value-type="float" office:value="78.765999" calcext:value-type="float">
            <text:p>78.765999</text:p>
          </table:table-cell>
          <table:table-cell/>
          <table:table-cell office:value-type="float" office:value="78.070999" calcext:value-type="float">
            <text:p>78.070999</text:p>
          </table:table-cell>
          <table:table-cell office:value-type="float" office:value="78.786003" calcext:value-type="float">
            <text:p>78.786003</text:p>
          </table:table-cell>
          <table:table-cell/>
          <table:table-cell office:value-type="float" office:value="78.7957" calcext:value-type="float">
            <text:p>78.7957</text:p>
          </table:table-cell>
          <table:table-cell office:value-type="float" office:value="79.258904" calcext:value-type="float">
            <text:p>79.258904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8.912003" calcext:value-type="float">
            <text:p>78.912003</text:p>
          </table:table-cell>
          <table:table-cell office:value-type="float" office:value="78.765999" calcext:value-type="float">
            <text:p>78.765999</text:p>
          </table:table-cell>
          <table:table-cell/>
          <table:table-cell office:value-type="float" office:value="78.070999" calcext:value-type="float">
            <text:p>78.070999</text:p>
          </table:table-cell>
          <table:table-cell office:value-type="float" office:value="78.786003" calcext:value-type="float">
            <text:p>78.786003</text:p>
          </table:table-cell>
          <table:table-cell/>
          <table:table-cell office:value-type="float" office:value="78.831703" calcext:value-type="float">
            <text:p>78.831703</text:p>
          </table:table-cell>
          <table:table-cell office:value-type="float" office:value="79.182602" calcext:value-type="float">
            <text:p>79.182602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8.912003" calcext:value-type="float">
            <text:p>78.912003</text:p>
          </table:table-cell>
          <table:table-cell office:value-type="float" office:value="78.765999" calcext:value-type="float">
            <text:p>78.765999</text:p>
          </table:table-cell>
          <table:table-cell/>
          <table:table-cell office:value-type="float" office:value="78.070999" calcext:value-type="float">
            <text:p>78.070999</text:p>
          </table:table-cell>
          <table:table-cell office:value-type="float" office:value="78.786003" calcext:value-type="float">
            <text:p>78.786003</text:p>
          </table:table-cell>
          <table:table-cell/>
          <table:table-cell office:value-type="float" office:value="78.9105" calcext:value-type="float">
            <text:p>78.9105</text:p>
          </table:table-cell>
          <table:table-cell office:value-type="float" office:value="79.318199" calcext:value-type="float">
            <text:p>79.318199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8.912003" calcext:value-type="float">
            <text:p>78.912003</text:p>
          </table:table-cell>
          <table:table-cell office:value-type="float" office:value="78.765999" calcext:value-type="float">
            <text:p>78.765999</text:p>
          </table:table-cell>
          <table:table-cell/>
          <table:table-cell office:value-type="float" office:value="78.914001" calcext:value-type="float">
            <text:p>78.914001</text:p>
          </table:table-cell>
          <table:table-cell office:value-type="float" office:value="79.208" calcext:value-type="float">
            <text:p>79.208</text:p>
          </table:table-cell>
          <table:table-cell/>
          <table:table-cell office:value-type="float" office:value="78.765999" calcext:value-type="float">
            <text:p>78.765999</text:p>
          </table:table-cell>
          <table:table-cell office:value-type="float" office:value="79.421997" calcext:value-type="float">
            <text:p>79.421997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8.912003" calcext:value-type="float">
            <text:p>78.912003</text:p>
          </table:table-cell>
          <table:table-cell office:value-type="float" office:value="78.765999" calcext:value-type="float">
            <text:p>78.765999</text:p>
          </table:table-cell>
          <table:table-cell/>
          <table:table-cell office:value-type="float" office:value="78.914001" calcext:value-type="float">
            <text:p>78.914001</text:p>
          </table:table-cell>
          <table:table-cell office:value-type="float" office:value="79.208" calcext:value-type="float">
            <text:p>79.208</text:p>
          </table:table-cell>
          <table:table-cell/>
          <table:table-cell office:value-type="float" office:value="78.782097" calcext:value-type="float">
            <text:p>78.782097</text:p>
          </table:table-cell>
          <table:table-cell office:value-type="float" office:value="79.225098" calcext:value-type="float">
            <text:p>79.225098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8.912003" calcext:value-type="float">
            <text:p>78.912003</text:p>
          </table:table-cell>
          <table:table-cell office:value-type="float" office:value="78.765999" calcext:value-type="float">
            <text:p>78.765999</text:p>
          </table:table-cell>
          <table:table-cell/>
          <table:table-cell office:value-type="float" office:value="78.914001" calcext:value-type="float">
            <text:p>78.914001</text:p>
          </table:table-cell>
          <table:table-cell office:value-type="float" office:value="79.208" calcext:value-type="float">
            <text:p>79.208</text:p>
          </table:table-cell>
          <table:table-cell/>
          <table:table-cell office:value-type="float" office:value="78.664597" calcext:value-type="float">
            <text:p>78.664597</text:p>
          </table:table-cell>
          <table:table-cell office:value-type="float" office:value="79.150902" calcext:value-type="float">
            <text:p>79.150902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.019997" calcext:value-type="float">
            <text:p>79.019997</text:p>
          </table:table-cell>
          <table:table-cell office:value-type="float" office:value="77.940002" calcext:value-type="float">
            <text:p>77.940002</text:p>
          </table:table-cell>
          <table:table-cell/>
          <table:table-cell office:value-type="float" office:value="78.912003" calcext:value-type="float">
            <text:p>78.912003</text:p>
          </table:table-cell>
          <table:table-cell office:value-type="float" office:value="79.306" calcext:value-type="float">
            <text:p>79.306</text:p>
          </table:table-cell>
          <table:table-cell/>
          <table:table-cell office:value-type="float" office:value="78.914001" calcext:value-type="float">
            <text:p>78.914001</text:p>
          </table:table-cell>
          <table:table-cell office:value-type="float" office:value="79.208" calcext:value-type="float">
            <text:p>79.208</text:p>
          </table:table-cell>
          <table:table-cell/>
          <table:table-cell office:value-type="float" office:value="78.916603" calcext:value-type="float">
            <text:p>78.916603</text:p>
          </table:table-cell>
          <table:table-cell office:value-type="float" office:value="79.138802" calcext:value-type="float">
            <text:p>79.138802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9.148003" calcext:value-type="float">
            <text:p>79.148003</text:p>
          </table:table-cell>
          <table:table-cell office:value-type="float" office:value="79.306" calcext:value-type="float">
            <text:p>79.306</text:p>
          </table:table-cell>
          <table:table-cell/>
          <table:table-cell office:value-type="float" office:value="78.914001" calcext:value-type="float">
            <text:p>78.914001</text:p>
          </table:table-cell>
          <table:table-cell office:value-type="float" office:value="78.716003" calcext:value-type="float">
            <text:p>78.716003</text:p>
          </table:table-cell>
          <table:table-cell/>
          <table:table-cell office:value-type="float" office:value="78.791801" calcext:value-type="float">
            <text:p>78.791801</text:p>
          </table:table-cell>
          <table:table-cell office:value-type="float" office:value="79.155701" calcext:value-type="float">
            <text:p>79.155701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9.148003" calcext:value-type="float">
            <text:p>79.148003</text:p>
          </table:table-cell>
          <table:table-cell office:value-type="float" office:value="79.306" calcext:value-type="float">
            <text:p>79.306</text:p>
          </table:table-cell>
          <table:table-cell/>
          <table:table-cell office:value-type="float" office:value="78.502998" calcext:value-type="float">
            <text:p>78.502998</text:p>
          </table:table-cell>
          <table:table-cell office:value-type="float" office:value="78.716003" calcext:value-type="float">
            <text:p>78.716003</text:p>
          </table:table-cell>
          <table:table-cell/>
          <table:table-cell office:value-type="float" office:value="78.879097" calcext:value-type="float">
            <text:p>78.879097</text:p>
          </table:table-cell>
          <table:table-cell office:value-type="float" office:value="79.180397" calcext:value-type="float">
            <text:p>79.180397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9.148003" calcext:value-type="float">
            <text:p>79.148003</text:p>
          </table:table-cell>
          <table:table-cell office:value-type="float" office:value="79.306" calcext:value-type="float">
            <text:p>79.306</text:p>
          </table:table-cell>
          <table:table-cell/>
          <table:table-cell office:value-type="float" office:value="78.502998" calcext:value-type="float">
            <text:p>78.502998</text:p>
          </table:table-cell>
          <table:table-cell office:value-type="float" office:value="78.716003" calcext:value-type="float">
            <text:p>78.716003</text:p>
          </table:table-cell>
          <table:table-cell/>
          <table:table-cell office:value-type="float" office:value="78.860199" calcext:value-type="float">
            <text:p>78.860199</text:p>
          </table:table-cell>
          <table:table-cell office:value-type="float" office:value="78.972702" calcext:value-type="float">
            <text:p>78.972702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9.148003" calcext:value-type="float">
            <text:p>79.148003</text:p>
          </table:table-cell>
          <table:table-cell office:value-type="float" office:value="79.306" calcext:value-type="float">
            <text:p>79.306</text:p>
          </table:table-cell>
          <table:table-cell/>
          <table:table-cell office:value-type="float" office:value="78.502998" calcext:value-type="float">
            <text:p>78.502998</text:p>
          </table:table-cell>
          <table:table-cell office:value-type="float" office:value="78.716003" calcext:value-type="float">
            <text:p>78.716003</text:p>
          </table:table-cell>
          <table:table-cell/>
          <table:table-cell office:value-type="float" office:value="78.994698" calcext:value-type="float">
            <text:p>78.994698</text:p>
          </table:table-cell>
          <table:table-cell office:value-type="float" office:value="79.217598" calcext:value-type="float">
            <text:p>79.217598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9.148003" calcext:value-type="float">
            <text:p>79.148003</text:p>
          </table:table-cell>
          <table:table-cell office:value-type="float" office:value="79.306" calcext:value-type="float">
            <text:p>79.306</text:p>
          </table:table-cell>
          <table:table-cell/>
          <table:table-cell office:value-type="float" office:value="78.502998" calcext:value-type="float">
            <text:p>78.502998</text:p>
          </table:table-cell>
          <table:table-cell office:value-type="float" office:value="78.706001" calcext:value-type="float">
            <text:p>78.706001</text:p>
          </table:table-cell>
          <table:table-cell/>
          <table:table-cell office:value-type="float" office:value="78.851501" calcext:value-type="float">
            <text:p>78.851501</text:p>
          </table:table-cell>
          <table:table-cell office:value-type="float" office:value="79.110199" calcext:value-type="float">
            <text:p>79.110199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9.148003" calcext:value-type="float">
            <text:p>79.148003</text:p>
          </table:table-cell>
          <table:table-cell office:value-type="float" office:value="79.306" calcext:value-type="float">
            <text:p>79.306</text:p>
          </table:table-cell>
          <table:table-cell/>
          <table:table-cell office:value-type="float" office:value="78.777" calcext:value-type="float">
            <text:p>78.777</text:p>
          </table:table-cell>
          <table:table-cell office:value-type="float" office:value="78.706001" calcext:value-type="float">
            <text:p>78.706001</text:p>
          </table:table-cell>
          <table:table-cell/>
          <table:table-cell office:value-type="float" office:value="78.855301" calcext:value-type="float">
            <text:p>78.855301</text:p>
          </table:table-cell>
          <table:table-cell office:value-type="float" office:value="79.0737" calcext:value-type="float">
            <text:p>79.0737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9.148003" calcext:value-type="float">
            <text:p>79.148003</text:p>
          </table:table-cell>
          <table:table-cell office:value-type="float" office:value="79.306" calcext:value-type="float">
            <text:p>79.306</text:p>
          </table:table-cell>
          <table:table-cell/>
          <table:table-cell office:value-type="float" office:value="78.777" calcext:value-type="float">
            <text:p>78.777</text:p>
          </table:table-cell>
          <table:table-cell office:value-type="float" office:value="78.706001" calcext:value-type="float">
            <text:p>78.706001</text:p>
          </table:table-cell>
          <table:table-cell/>
          <table:table-cell office:value-type="float" office:value="79.012604" calcext:value-type="float">
            <text:p>79.012604</text:p>
          </table:table-cell>
          <table:table-cell office:value-type="float" office:value="79.092903" calcext:value-type="float">
            <text:p>79.092903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491997" calcext:value-type="float">
            <text:p>78.491997</text:p>
          </table:table-cell>
          <table:table-cell office:value-type="float" office:value="79.209999" calcext:value-type="float">
            <text:p>79.209999</text:p>
          </table:table-cell>
          <table:table-cell/>
          <table:table-cell office:value-type="float" office:value="78.777" calcext:value-type="float">
            <text:p>78.777</text:p>
          </table:table-cell>
          <table:table-cell office:value-type="float" office:value="78.706001" calcext:value-type="float">
            <text:p>78.706001</text:p>
          </table:table-cell>
          <table:table-cell/>
          <table:table-cell office:value-type="float" office:value="78.836601" calcext:value-type="float">
            <text:p>78.836601</text:p>
          </table:table-cell>
          <table:table-cell office:value-type="float" office:value="79.016403" calcext:value-type="float">
            <text:p>79.016403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491997" calcext:value-type="float">
            <text:p>78.491997</text:p>
          </table:table-cell>
          <table:table-cell office:value-type="float" office:value="79.209999" calcext:value-type="float">
            <text:p>79.209999</text:p>
          </table:table-cell>
          <table:table-cell/>
          <table:table-cell office:value-type="float" office:value="78.777" calcext:value-type="float">
            <text:p>78.777</text:p>
          </table:table-cell>
          <table:table-cell office:value-type="float" office:value="79.155998" calcext:value-type="float">
            <text:p>79.155998</text:p>
          </table:table-cell>
          <table:table-cell/>
          <table:table-cell office:value-type="float" office:value="78.798203" calcext:value-type="float">
            <text:p>78.798203</text:p>
          </table:table-cell>
          <table:table-cell office:value-type="float" office:value="79.080101" calcext:value-type="float">
            <text:p>79.080101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491997" calcext:value-type="float">
            <text:p>78.491997</text:p>
          </table:table-cell>
          <table:table-cell office:value-type="float" office:value="79.209999" calcext:value-type="float">
            <text:p>79.209999</text:p>
          </table:table-cell>
          <table:table-cell/>
          <table:table-cell office:value-type="float" office:value="78.481003" calcext:value-type="float">
            <text:p>78.481003</text:p>
          </table:table-cell>
          <table:table-cell office:value-type="float" office:value="79.155998" calcext:value-type="float">
            <text:p>79.155998</text:p>
          </table:table-cell>
          <table:table-cell/>
          <table:table-cell office:value-type="float" office:value="78.745399" calcext:value-type="float">
            <text:p>78.745399</text:p>
          </table:table-cell>
          <table:table-cell office:value-type="float" office:value="79.181999" calcext:value-type="float">
            <text:p>79.181999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491997" calcext:value-type="float">
            <text:p>78.491997</text:p>
          </table:table-cell>
          <table:table-cell office:value-type="float" office:value="79.209999" calcext:value-type="float">
            <text:p>79.209999</text:p>
          </table:table-cell>
          <table:table-cell/>
          <table:table-cell office:value-type="float" office:value="78.481003" calcext:value-type="float">
            <text:p>78.481003</text:p>
          </table:table-cell>
          <table:table-cell office:value-type="float" office:value="79.155998" calcext:value-type="float">
            <text:p>79.155998</text:p>
          </table:table-cell>
          <table:table-cell/>
          <table:table-cell office:value-type="float" office:value="78.8368" calcext:value-type="float">
            <text:p>78.8368</text:p>
          </table:table-cell>
          <table:table-cell office:value-type="float" office:value="79.303703" calcext:value-type="float">
            <text:p>79.303703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491997" calcext:value-type="float">
            <text:p>78.491997</text:p>
          </table:table-cell>
          <table:table-cell office:value-type="float" office:value="79.209999" calcext:value-type="float">
            <text:p>79.209999</text:p>
          </table:table-cell>
          <table:table-cell/>
          <table:table-cell office:value-type="float" office:value="78.481003" calcext:value-type="float">
            <text:p>78.481003</text:p>
          </table:table-cell>
          <table:table-cell office:value-type="float" office:value="79.155998" calcext:value-type="float">
            <text:p>79.155998</text:p>
          </table:table-cell>
          <table:table-cell/>
          <table:table-cell office:value-type="float" office:value="78.846901" calcext:value-type="float">
            <text:p>78.846901</text:p>
          </table:table-cell>
          <table:table-cell office:value-type="float" office:value="79.056" calcext:value-type="float">
            <text:p>79.056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491997" calcext:value-type="float">
            <text:p>78.491997</text:p>
          </table:table-cell>
          <table:table-cell office:value-type="float" office:value="79.209999" calcext:value-type="float">
            <text:p>79.209999</text:p>
          </table:table-cell>
          <table:table-cell/>
          <table:table-cell office:value-type="float" office:value="78.481003" calcext:value-type="float">
            <text:p>78.481003</text:p>
          </table:table-cell>
          <table:table-cell office:value-type="float" office:value="78.904999" calcext:value-type="float">
            <text:p>78.904999</text:p>
          </table:table-cell>
          <table:table-cell/>
          <table:table-cell office:value-type="float" office:value="78.734398" calcext:value-type="float">
            <text:p>78.734398</text:p>
          </table:table-cell>
          <table:table-cell office:value-type="float" office:value="79.148499" calcext:value-type="float">
            <text:p>79.148499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491997" calcext:value-type="float">
            <text:p>78.491997</text:p>
          </table:table-cell>
          <table:table-cell office:value-type="float" office:value="79.209999" calcext:value-type="float">
            <text:p>79.209999</text:p>
          </table:table-cell>
          <table:table-cell/>
          <table:table-cell office:value-type="float" office:value="78.678001" calcext:value-type="float">
            <text:p>78.678001</text:p>
          </table:table-cell>
          <table:table-cell office:value-type="float" office:value="78.904999" calcext:value-type="float">
            <text:p>78.904999</text:p>
          </table:table-cell>
          <table:table-cell/>
          <table:table-cell office:value-type="float" office:value="78.835503" calcext:value-type="float">
            <text:p>78.835503</text:p>
          </table:table-cell>
          <table:table-cell office:value-type="float" office:value="79.335999" calcext:value-type="float">
            <text:p>79.335999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851997" calcext:value-type="float">
            <text:p>78.851997</text:p>
          </table:table-cell>
          <table:table-cell office:value-type="float" office:value="78.566002" calcext:value-type="float">
            <text:p>78.566002</text:p>
          </table:table-cell>
          <table:table-cell/>
          <table:table-cell office:value-type="float" office:value="78.678001" calcext:value-type="float">
            <text:p>78.678001</text:p>
          </table:table-cell>
          <table:table-cell office:value-type="float" office:value="78.904999" calcext:value-type="float">
            <text:p>78.904999</text:p>
          </table:table-cell>
          <table:table-cell/>
          <table:table-cell office:value-type="float" office:value="78.740501" calcext:value-type="float">
            <text:p>78.740501</text:p>
          </table:table-cell>
          <table:table-cell office:value-type="float" office:value="79.149399" calcext:value-type="float">
            <text:p>79.149399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851997" calcext:value-type="float">
            <text:p>78.851997</text:p>
          </table:table-cell>
          <table:table-cell office:value-type="float" office:value="78.566002" calcext:value-type="float">
            <text:p>78.566002</text:p>
          </table:table-cell>
          <table:table-cell/>
          <table:table-cell office:value-type="float" office:value="78.678001" calcext:value-type="float">
            <text:p>78.678001</text:p>
          </table:table-cell>
          <table:table-cell office:value-type="float" office:value="78.904999" calcext:value-type="float">
            <text:p>78.904999</text:p>
          </table:table-cell>
          <table:table-cell/>
          <table:table-cell office:value-type="float" office:value="78.736" calcext:value-type="float">
            <text:p>78.736</text:p>
          </table:table-cell>
          <table:table-cell office:value-type="float" office:value="79.190399" calcext:value-type="float">
            <text:p>79.190399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8.300003" calcext:value-type="float">
            <text:p>78.30000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851997" calcext:value-type="float">
            <text:p>78.851997</text:p>
          </table:table-cell>
          <table:table-cell office:value-type="float" office:value="78.566002" calcext:value-type="float">
            <text:p>78.566002</text:p>
          </table:table-cell>
          <table:table-cell/>
          <table:table-cell office:value-type="float" office:value="78.678001" calcext:value-type="float">
            <text:p>78.678001</text:p>
          </table:table-cell>
          <table:table-cell office:value-type="float" office:value="79.488998" calcext:value-type="float">
            <text:p>79.488998</text:p>
          </table:table-cell>
          <table:table-cell/>
          <table:table-cell office:value-type="float" office:value="78.812302" calcext:value-type="float">
            <text:p>78.812302</text:p>
          </table:table-cell>
          <table:table-cell office:value-type="float" office:value="79.164703" calcext:value-type="float">
            <text:p>79.164703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81.339996" calcext:value-type="float">
            <text:p>81.339996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851997" calcext:value-type="float">
            <text:p>78.851997</text:p>
          </table:table-cell>
          <table:table-cell office:value-type="float" office:value="78.566002" calcext:value-type="float">
            <text:p>78.566002</text:p>
          </table:table-cell>
          <table:table-cell/>
          <table:table-cell office:value-type="float" office:value="78.694" calcext:value-type="float">
            <text:p>78.694</text:p>
          </table:table-cell>
          <table:table-cell office:value-type="float" office:value="79.488998" calcext:value-type="float">
            <text:p>79.488998</text:p>
          </table:table-cell>
          <table:table-cell/>
          <table:table-cell office:value-type="float" office:value="78.861" calcext:value-type="float">
            <text:p>78.861</text:p>
          </table:table-cell>
          <table:table-cell office:value-type="float" office:value="79.084297" calcext:value-type="float">
            <text:p>79.084297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81.339996" calcext:value-type="float">
            <text:p>81.339996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851997" calcext:value-type="float">
            <text:p>78.851997</text:p>
          </table:table-cell>
          <table:table-cell office:value-type="float" office:value="78.566002" calcext:value-type="float">
            <text:p>78.566002</text:p>
          </table:table-cell>
          <table:table-cell/>
          <table:table-cell office:value-type="float" office:value="78.694" calcext:value-type="float">
            <text:p>78.694</text:p>
          </table:table-cell>
          <table:table-cell office:value-type="float" office:value="79.488998" calcext:value-type="float">
            <text:p>79.488998</text:p>
          </table:table-cell>
          <table:table-cell/>
          <table:table-cell office:value-type="float" office:value="78.802803" calcext:value-type="float">
            <text:p>78.802803</text:p>
          </table:table-cell>
          <table:table-cell office:value-type="float" office:value="79.150803" calcext:value-type="float">
            <text:p>79.150803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81.339996" calcext:value-type="float">
            <text:p>81.339996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851997" calcext:value-type="float">
            <text:p>78.851997</text:p>
          </table:table-cell>
          <table:table-cell office:value-type="float" office:value="78.566002" calcext:value-type="float">
            <text:p>78.566002</text:p>
          </table:table-cell>
          <table:table-cell/>
          <table:table-cell office:value-type="float" office:value="78.694" calcext:value-type="float">
            <text:p>78.694</text:p>
          </table:table-cell>
          <table:table-cell office:value-type="float" office:value="79.488998" calcext:value-type="float">
            <text:p>79.488998</text:p>
          </table:table-cell>
          <table:table-cell/>
          <table:table-cell office:value-type="float" office:value="78.794098" calcext:value-type="float">
            <text:p>78.794098</text:p>
          </table:table-cell>
          <table:table-cell office:value-type="float" office:value="79.193001" calcext:value-type="float">
            <text:p>79.193001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81.339996" calcext:value-type="float">
            <text:p>81.339996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851997" calcext:value-type="float">
            <text:p>78.851997</text:p>
          </table:table-cell>
          <table:table-cell office:value-type="float" office:value="78.566002" calcext:value-type="float">
            <text:p>78.566002</text:p>
          </table:table-cell>
          <table:table-cell/>
          <table:table-cell office:value-type="float" office:value="78.694" calcext:value-type="float">
            <text:p>78.694</text:p>
          </table:table-cell>
          <table:table-cell office:value-type="float" office:value="79.064003" calcext:value-type="float">
            <text:p>79.064003</text:p>
          </table:table-cell>
          <table:table-cell/>
          <table:table-cell office:value-type="float" office:value="78.942902" calcext:value-type="float">
            <text:p>78.942902</text:p>
          </table:table-cell>
          <table:table-cell office:value-type="float" office:value="79.107498" calcext:value-type="float">
            <text:p>79.107498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81.339996" calcext:value-type="float">
            <text:p>81.339996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695999" calcext:value-type="float">
            <text:p>78.695999</text:p>
          </table:table-cell>
          <table:table-cell office:value-type="float" office:value="78.694" calcext:value-type="float">
            <text:p>78.694</text:p>
          </table:table-cell>
          <table:table-cell/>
          <table:table-cell office:value-type="float" office:value="78.267998" calcext:value-type="float">
            <text:p>78.267998</text:p>
          </table:table-cell>
          <table:table-cell office:value-type="float" office:value="79.064003" calcext:value-type="float">
            <text:p>79.064003</text:p>
          </table:table-cell>
          <table:table-cell/>
          <table:table-cell office:value-type="float" office:value="79.079498" calcext:value-type="float">
            <text:p>79.079498</text:p>
          </table:table-cell>
          <table:table-cell office:value-type="float" office:value="79.171097" calcext:value-type="float">
            <text:p>79.171097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81.339996" calcext:value-type="float">
            <text:p>81.339996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695999" calcext:value-type="float">
            <text:p>78.695999</text:p>
          </table:table-cell>
          <table:table-cell office:value-type="float" office:value="78.694" calcext:value-type="float">
            <text:p>78.694</text:p>
          </table:table-cell>
          <table:table-cell/>
          <table:table-cell office:value-type="float" office:value="78.267998" calcext:value-type="float">
            <text:p>78.267998</text:p>
          </table:table-cell>
          <table:table-cell office:value-type="float" office:value="79.064003" calcext:value-type="float">
            <text:p>79.064003</text:p>
          </table:table-cell>
          <table:table-cell/>
          <table:table-cell office:value-type="float" office:value="78.745697" calcext:value-type="float">
            <text:p>78.745697</text:p>
          </table:table-cell>
          <table:table-cell office:value-type="float" office:value="79.2817" calcext:value-type="float">
            <text:p>79.2817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81.339996" calcext:value-type="float">
            <text:p>81.339996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695999" calcext:value-type="float">
            <text:p>78.695999</text:p>
          </table:table-cell>
          <table:table-cell office:value-type="float" office:value="78.694" calcext:value-type="float">
            <text:p>78.694</text:p>
          </table:table-cell>
          <table:table-cell/>
          <table:table-cell office:value-type="float" office:value="78.267998" calcext:value-type="float">
            <text:p>78.267998</text:p>
          </table:table-cell>
          <table:table-cell office:value-type="float" office:value="79.064003" calcext:value-type="float">
            <text:p>79.064003</text:p>
          </table:table-cell>
          <table:table-cell/>
          <table:table-cell office:value-type="float" office:value="78.825401" calcext:value-type="float">
            <text:p>78.825401</text:p>
          </table:table-cell>
          <table:table-cell office:value-type="float" office:value="79.097603" calcext:value-type="float">
            <text:p>79.097603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81.339996" calcext:value-type="float">
            <text:p>81.339996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695999" calcext:value-type="float">
            <text:p>78.695999</text:p>
          </table:table-cell>
          <table:table-cell office:value-type="float" office:value="78.694" calcext:value-type="float">
            <text:p>78.694</text:p>
          </table:table-cell>
          <table:table-cell/>
          <table:table-cell office:value-type="float" office:value="78.267998" calcext:value-type="float">
            <text:p>78.267998</text:p>
          </table:table-cell>
          <table:table-cell office:value-type="float" office:value="79.582001" calcext:value-type="float">
            <text:p>79.582001</text:p>
          </table:table-cell>
          <table:table-cell/>
          <table:table-cell office:value-type="float" office:value="78.7976" calcext:value-type="float">
            <text:p>78.7976</text:p>
          </table:table-cell>
          <table:table-cell office:value-type="float" office:value="79.153099" calcext:value-type="float">
            <text:p>79.153099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81.339996" calcext:value-type="float">
            <text:p>81.339996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695999" calcext:value-type="float">
            <text:p>78.695999</text:p>
          </table:table-cell>
          <table:table-cell office:value-type="float" office:value="78.694" calcext:value-type="float">
            <text:p>78.694</text:p>
          </table:table-cell>
          <table:table-cell/>
          <table:table-cell office:value-type="float" office:value="79.093002" calcext:value-type="float">
            <text:p>79.093002</text:p>
          </table:table-cell>
          <table:table-cell office:value-type="float" office:value="79.582001" calcext:value-type="float">
            <text:p>79.582001</text:p>
          </table:table-cell>
          <table:table-cell/>
          <table:table-cell office:value-type="float" office:value="78.840897" calcext:value-type="float">
            <text:p>78.840897</text:p>
          </table:table-cell>
          <table:table-cell office:value-type="float" office:value="79.247002" calcext:value-type="float">
            <text:p>79.247002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81.339996" calcext:value-type="float">
            <text:p>81.339996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949997" calcext:value-type="float">
            <text:p>78.949997</text:p>
          </table:table-cell>
          <table:table-cell/>
          <table:table-cell office:value-type="float" office:value="78.695999" calcext:value-type="float">
            <text:p>78.695999</text:p>
          </table:table-cell>
          <table:table-cell office:value-type="float" office:value="78.694" calcext:value-type="float">
            <text:p>78.694</text:p>
          </table:table-cell>
          <table:table-cell/>
          <table:table-cell office:value-type="float" office:value="79.093002" calcext:value-type="float">
            <text:p>79.093002</text:p>
          </table:table-cell>
          <table:table-cell office:value-type="float" office:value="79.582001" calcext:value-type="float">
            <text:p>79.582001</text:p>
          </table:table-cell>
          <table:table-cell/>
          <table:table-cell office:value-type="float" office:value="78.760902" calcext:value-type="float">
            <text:p>78.760902</text:p>
          </table:table-cell>
          <table:table-cell office:value-type="float" office:value="79.076401" calcext:value-type="float">
            <text:p>79.076401</text:p>
          </table:table-cell>
        </table:table-row>
        <table:table-row table:style-name="ro1">
          <table:table-cell office:value-type="float" office:value="75.300003" calcext:value-type="float">
            <text:p>75.300003</text:p>
          </table:table-cell>
          <table:table-cell office:value-type="float" office:value="76.900002" calcext:value-type="float">
            <text:p>76.900002</text:p>
          </table:table-cell>
          <table:table-cell/>
          <table:table-cell office:value-type="float" office:value="79.620003" calcext:value-type="float">
            <text:p>79.620003</text:p>
          </table:table-cell>
          <table:table-cell office:value-type="float" office:value="81.339996" calcext:value-type="float">
            <text:p>81.339996</text:p>
          </table:table-cell>
          <table:table-cell/>
          <table:table-cell office:value-type="float" office:value="78.699997" calcext:value-type="float">
            <text:p>78.699997</text:p>
          </table:table-cell>
          <table:table-cell office:value-type="float" office:value="78.739998" calcext:value-type="float">
            <text:p>78.739998</text:p>
          </table:table-cell>
          <table:table-cell/>
          <table:table-cell office:value-type="float" office:value="79.218002" calcext:value-type="float">
            <text:p>79.218002</text:p>
          </table:table-cell>
          <table:table-cell office:value-type="float" office:value="79.276001" calcext:value-type="float">
            <text:p>79.276001</text:p>
          </table:table-cell>
          <table:table-cell/>
          <table:table-cell office:value-type="float" office:value="79.093002" calcext:value-type="float">
            <text:p>79.093002</text:p>
          </table:table-cell>
          <table:table-cell office:value-type="float" office:value="79.582001" calcext:value-type="float">
            <text:p>79.582001</text:p>
          </table:table-cell>
          <table:table-cell/>
          <table:table-cell office:value-type="float" office:value="78.668098" calcext:value-type="float">
            <text:p>78.668098</text:p>
          </table:table-cell>
          <table:table-cell office:value-type="float" office:value="78.974899" calcext:value-type="float">
            <text:p>78.974899</text:p>
          </table:table-cell>
        </table:table-row>
        <table:table-row table:style-name="ro1" table:number-rows-repeated="104847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3:16:20.671043331</meta:creation-date>
    <dc:date>2022-12-06T23:47:09.839631855</dc:date>
    <meta:editing-duration>PT29M19S</meta:editing-duration>
    <meta:editing-cycles>4</meta:editing-cycles>
    <meta:generator>LibreOffice/7.4.3.2$Linux_X86_64 LibreOffice_project/40$Build-2</meta:generator>
    <meta:document-statistic meta:table-count="1" meta:cell-count="1224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57cm" svg:y="3.952cm" style:legend-expansion="high" chart:style-name="ch2"/>
        <chart:plot-area chart:style-name="ch3" table:cell-range-address="Sheet1.A1:Sheet1.B102" chart:data-source-has-labels="row" svg:x="0.32cm" svg:y="0.18cm" svg:width="11.317cm" svg:height="8.64cm">
          <chart:coordinate-region svg:x="0.941cm" svg:y="0.379cm" svg:width="10.696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2" chart:label-cell-address="Sheet1.A1:Sheet1.A1" chart:class="chart:line">
            <chart:data-point chart:repeated="101"/>
          </chart:series>
          <chart:series chart:style-name="ch7" chart:values-cell-range-address="Sheet1.B2:Sheet1.B102" chart:label-cell-address="Sheet1.B1:Sheet1.B1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ados_a_10</text:p>
                <draw:g>
                  <svg:desc>Sheet1.A1:Sheet1.A1</svg:desc>
                </draw:g>
              </table:table-cell>
              <table:table-cell office:value-type="string">
                <text:p>procesados_b_10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.099998">
                <text:p>81.099998</text:p>
                <draw:g>
                  <svg:desc>Sheet1.A2:Sheet1.A102</svg:desc>
                </draw:g>
              </table:table-cell>
              <table:table-cell office:value-type="float" office:value="83.5">
                <text:p>83.5</text:p>
                <draw:g>
                  <svg:desc>Sheet1.B2:Sheet1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.099998">
                <text:p>81.099998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.099998">
                <text:p>81.099998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.099998">
                <text:p>81.099998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.099998">
                <text:p>81.099998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.099998">
                <text:p>81.099998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.099998">
                <text:p>81.099998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.099998">
                <text:p>81.099998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.099998">
                <text:p>81.099998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.099998">
                <text:p>81.099998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.099998">
                <text:p>81.099998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.099998">
                <text:p>81.099998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.099998">
                <text:p>81.099998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.099998">
                <text:p>81.099998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.099998">
                <text:p>81.099998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5.300003">
                <text:p>75.300003</text:p>
              </table:table-cell>
              <table:table-cell office:value-type="float" office:value="76.900002">
                <text:p>76.900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57cm" svg:y="3.952cm" style:legend-expansion="high" chart:style-name="ch2"/>
        <chart:plot-area chart:style-name="ch3" table:cell-range-address="Sheet1.D1:Sheet1.E102" chart:data-source-has-labels="row" svg:x="0.32cm" svg:y="0.18cm" svg:width="11.317cm" svg:height="8.64cm">
          <chart:coordinate-region svg:x="0.941cm" svg:y="0.379cm" svg:width="10.696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102" chart:label-cell-address="Sheet1.D1:Sheet1.D1" chart:class="chart:line">
            <chart:data-point chart:repeated="101"/>
          </chart:series>
          <chart:series chart:style-name="ch7" chart:values-cell-range-address="Sheet1.E2:Sheet1.E102" chart:label-cell-address="Sheet1.E1:Sheet1.E1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ados_a_50</text:p>
                <draw:g>
                  <svg:desc>Sheet1.D1:Sheet1.D1</svg:desc>
                </draw:g>
              </table:table-cell>
              <table:table-cell office:value-type="string">
                <text:p>procesados_b_50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260002">
                <text:p>78.260002</text:p>
                <draw:g>
                  <svg:desc>Sheet1.D2:Sheet1.D102</svg:desc>
                </draw:g>
              </table:table-cell>
              <table:table-cell office:value-type="float" office:value="78.720001">
                <text:p>78.720001</text:p>
                <draw:g>
                  <svg:desc>Sheet1.E2:Sheet1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339996">
                <text:p>77.3399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.620003">
                <text:p>79.620003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.879997">
                <text:p>78.879997</text:p>
              </table:table-cell>
              <table:table-cell office:value-type="float" office:value="77.699997">
                <text:p>77.6999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.300003">
                <text:p>78.300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9.620003">
                <text:p>79.620003</text:p>
              </table:table-cell>
              <table:table-cell office:value-type="float" office:value="81.339996">
                <text:p>81.3399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9.620003">
                <text:p>79.620003</text:p>
              </table:table-cell>
              <table:table-cell office:value-type="float" office:value="81.339996">
                <text:p>81.3399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9.620003">
                <text:p>79.620003</text:p>
              </table:table-cell>
              <table:table-cell office:value-type="float" office:value="81.339996">
                <text:p>81.3399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9.620003">
                <text:p>79.620003</text:p>
              </table:table-cell>
              <table:table-cell office:value-type="float" office:value="81.339996">
                <text:p>81.3399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9.620003">
                <text:p>79.620003</text:p>
              </table:table-cell>
              <table:table-cell office:value-type="float" office:value="81.339996">
                <text:p>81.3399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9.620003">
                <text:p>79.620003</text:p>
              </table:table-cell>
              <table:table-cell office:value-type="float" office:value="81.339996">
                <text:p>81.339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9.620003">
                <text:p>79.620003</text:p>
              </table:table-cell>
              <table:table-cell office:value-type="float" office:value="81.339996">
                <text:p>81.3399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9.620003">
                <text:p>79.620003</text:p>
              </table:table-cell>
              <table:table-cell office:value-type="float" office:value="81.339996">
                <text:p>81.3399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.620003">
                <text:p>79.620003</text:p>
              </table:table-cell>
              <table:table-cell office:value-type="float" office:value="81.339996">
                <text:p>81.3399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.620003">
                <text:p>79.620003</text:p>
              </table:table-cell>
              <table:table-cell office:value-type="float" office:value="81.339996">
                <text:p>81.3399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9.620003">
                <text:p>79.620003</text:p>
              </table:table-cell>
              <table:table-cell office:value-type="float" office:value="81.339996">
                <text:p>81.3399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969cm" svg:y="0.316cm" chart:style-name="ch2">
          <text:p>Número de trabajos procesados 100 simulaciones</text:p>
        </chart:title>
        <chart:legend chart:legend-position="end" svg:x="11.772cm" svg:y="3.952cm" style:legend-expansion="high" chart:style-name="ch3"/>
        <chart:plot-area chart:style-name="ch4" table:cell-range-address="Sheet1.G1:Sheet1.H102" chart:data-source-has-labels="row" svg:x="1.331cm" svg:y="1.275cm" svg:width="10.121cm" svg:height="6.564cm">
          <chart:coordinate-region svg:x="2.243cm" svg:y="1.474cm" svg:width="9.209cm" svg:height="5.573cm"/>
          <chart:axis chart:dimension="x" chart:name="primary-x" chart:style-name="ch5">
            <chart:title svg:x="5.381cm" svg:y="8.019cm" chart:style-name="ch6">
              <text:p>Repeticiones</text:p>
            </chart:title>
          </chart:axis>
          <chart:axis chart:dimension="y" chart:name="primary-y" chart:style-name="ch5">
            <chart:title svg:x="0.451cm" svg:y="6.136cm" chart:style-name="ch7">
              <text:p>Trabajos procesados</text:p>
            </chart:title>
            <chart:grid chart:style-name="ch8" chart:class="major"/>
          </chart:axis>
          <chart:series chart:style-name="ch9" chart:values-cell-range-address="Sheet1.G2:Sheet1.G102" chart:label-cell-address="Sheet1.G1:Sheet1.G1" chart:class="chart:line">
            <chart:data-point chart:repeated="101"/>
          </chart:series>
          <chart:series chart:style-name="ch10" chart:values-cell-range-address="Sheet1.H2:Sheet1.H102" chart:label-cell-address="Sheet1.H1:Sheet1.H1" chart:class="chart:line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ados_a_100</text:p>
                <draw:g>
                  <svg:desc>Sheet1.G1:Sheet1.G1</svg:desc>
                </draw:g>
              </table:table-cell>
              <table:table-cell office:value-type="string">
                <text:p>procesados_b_100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.980003">
                <text:p>77.980003</text:p>
                <draw:g>
                  <svg:desc>Sheet1.G2:Sheet1.G102</svg:desc>
                </draw:g>
              </table:table-cell>
              <table:table-cell office:value-type="float" office:value="79.540001">
                <text:p>79.540001</text:p>
                <draw:g>
                  <svg:desc>Sheet1.H2:Sheet1.H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.980003">
                <text:p>77.980003</text:p>
              </table:table-cell>
              <table:table-cell office:value-type="float" office:value="79.540001">
                <text:p>79.54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.980003">
                <text:p>77.980003</text:p>
              </table:table-cell>
              <table:table-cell office:value-type="float" office:value="79.540001">
                <text:p>79.54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.980003">
                <text:p>77.980003</text:p>
              </table:table-cell>
              <table:table-cell office:value-type="float" office:value="79.540001">
                <text:p>79.54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980003">
                <text:p>77.980003</text:p>
              </table:table-cell>
              <table:table-cell office:value-type="float" office:value="79.540001">
                <text:p>79.54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.980003">
                <text:p>77.980003</text:p>
              </table:table-cell>
              <table:table-cell office:value-type="float" office:value="79.540001">
                <text:p>79.54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.980003">
                <text:p>77.980003</text:p>
              </table:table-cell>
              <table:table-cell office:value-type="float" office:value="79.540001">
                <text:p>79.54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.980003">
                <text:p>77.980003</text:p>
              </table:table-cell>
              <table:table-cell office:value-type="float" office:value="79.540001">
                <text:p>79.54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.980003">
                <text:p>77.980003</text:p>
              </table:table-cell>
              <table:table-cell office:value-type="float" office:value="79.349998">
                <text:p>79.349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.75">
                <text:p>78.75</text:p>
              </table:table-cell>
              <table:table-cell office:value-type="float" office:value="79.349998">
                <text:p>79.3499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.75">
                <text:p>78.75</text:p>
              </table:table-cell>
              <table:table-cell office:value-type="float" office:value="79.349998">
                <text:p>79.349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.75">
                <text:p>78.75</text:p>
              </table:table-cell>
              <table:table-cell office:value-type="float" office:value="79.349998">
                <text:p>79.349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.75">
                <text:p>78.75</text:p>
              </table:table-cell>
              <table:table-cell office:value-type="float" office:value="79.349998">
                <text:p>79.3499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.75">
                <text:p>78.75</text:p>
              </table:table-cell>
              <table:table-cell office:value-type="float" office:value="79.349998">
                <text:p>79.3499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.75">
                <text:p>78.75</text:p>
              </table:table-cell>
              <table:table-cell office:value-type="float" office:value="79.349998">
                <text:p>79.3499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.75">
                <text:p>78.75</text:p>
              </table:table-cell>
              <table:table-cell office:value-type="float" office:value="79.349998">
                <text:p>79.349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.75">
                <text:p>78.75</text:p>
              </table:table-cell>
              <table:table-cell office:value-type="float" office:value="79.349998">
                <text:p>79.3499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.75">
                <text:p>78.75</text:p>
              </table:table-cell>
              <table:table-cell office:value-type="float" office:value="79.349998">
                <text:p>79.34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.75">
                <text:p>78.75</text:p>
              </table:table-cell>
              <table:table-cell office:value-type="float" office:value="79.349998">
                <text:p>79.3499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.75">
                <text:p>78.75</text:p>
              </table:table-cell>
              <table:table-cell office:value-type="float" office:value="79.349998">
                <text:p>79.349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.75">
                <text:p>78.75</text:p>
              </table:table-cell>
              <table:table-cell office:value-type="float" office:value="79.349998">
                <text:p>79.349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.75">
                <text:p>78.75</text:p>
              </table:table-cell>
              <table:table-cell office:value-type="float" office:value="79.349998">
                <text:p>79.349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.75">
                <text:p>78.75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9.459999">
                <text:p>79.459999</text:p>
              </table:table-cell>
              <table:table-cell office:value-type="float" office:value="79.120003">
                <text:p>79.1200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7.989998">
                <text:p>77.989998</text:p>
              </table:table-cell>
              <table:table-cell office:value-type="float" office:value="79.629997">
                <text:p>79.6299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7.989998">
                <text:p>77.989998</text:p>
              </table:table-cell>
              <table:table-cell office:value-type="float" office:value="79.629997">
                <text:p>79.6299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.989998">
                <text:p>77.989998</text:p>
              </table:table-cell>
              <table:table-cell office:value-type="float" office:value="79.629997">
                <text:p>79.6299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.989998">
                <text:p>77.989998</text:p>
              </table:table-cell>
              <table:table-cell office:value-type="float" office:value="79.629997">
                <text:p>79.6299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.989998">
                <text:p>77.989998</text:p>
              </table:table-cell>
              <table:table-cell office:value-type="float" office:value="79.629997">
                <text:p>79.6299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7.989998">
                <text:p>77.989998</text:p>
              </table:table-cell>
              <table:table-cell office:value-type="float" office:value="79.629997">
                <text:p>79.6299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7.989998">
                <text:p>77.989998</text:p>
              </table:table-cell>
              <table:table-cell office:value-type="float" office:value="79.629997">
                <text:p>79.6299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.989998">
                <text:p>77.989998</text:p>
              </table:table-cell>
              <table:table-cell office:value-type="float" office:value="79.629997">
                <text:p>79.6299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7.989998">
                <text:p>77.989998</text:p>
              </table:table-cell>
              <table:table-cell office:value-type="float" office:value="79.629997">
                <text:p>79.6299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7.989998">
                <text:p>77.989998</text:p>
              </table:table-cell>
              <table:table-cell office:value-type="float" office:value="79.629997">
                <text:p>79.6299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7.989998">
                <text:p>77.989998</text:p>
              </table:table-cell>
              <table:table-cell office:value-type="float" office:value="79.629997">
                <text:p>79.6299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7.989998">
                <text:p>77.989998</text:p>
              </table:table-cell>
              <table:table-cell office:value-type="float" office:value="79.629997">
                <text:p>79.6299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7.989998">
                <text:p>77.989998</text:p>
              </table:table-cell>
              <table:table-cell office:value-type="float" office:value="79.629997">
                <text:p>79.6299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7.989998">
                <text:p>77.989998</text:p>
              </table:table-cell>
              <table:table-cell office:value-type="float" office:value="79.629997">
                <text:p>79.6299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7.989998">
                <text:p>77.989998</text:p>
              </table:table-cell>
              <table:table-cell office:value-type="float" office:value="79.629997">
                <text:p>79.6299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.019997">
                <text:p>79.019997</text:p>
              </table:table-cell>
              <table:table-cell office:value-type="float" office:value="77.940002">
                <text:p>77.940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949997">
                <text:p>78.9499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8.699997">
                <text:p>78.699997</text:p>
              </table:table-cell>
              <table:table-cell office:value-type="float" office:value="78.739998">
                <text:p>78.7399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72cm" svg:y="3.952cm" style:legend-expansion="high" chart:style-name="ch2"/>
        <chart:plot-area chart:style-name="ch3" table:cell-range-address="Sheet1.J1:Sheet1.K102" chart:data-source-has-labels="row" svg:x="0.32cm" svg:y="0.18cm" svg:width="11.132cm" svg:height="8.64cm">
          <chart:coordinate-region svg:x="1.232cm" svg:y="0.38cm" svg:width="10.22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102" chart:label-cell-address="Sheet1.J1:Sheet1.J1" chart:class="chart:line">
            <chart:data-point chart:repeated="101"/>
          </chart:series>
          <chart:series chart:style-name="ch7" chart:values-cell-range-address="Sheet1.K2:Sheet1.K102" chart:label-cell-address="Sheet1.K1:Sheet1.K1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ados_a_500</text:p>
                <draw:g>
                  <svg:desc>Sheet1.J1:Sheet1.J1</svg:desc>
                </draw:g>
              </table:table-cell>
              <table:table-cell office:value-type="string">
                <text:p>procesados_b_500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089996">
                <text:p>78.089996</text:p>
                <draw:g>
                  <svg:desc>Sheet1.J2:Sheet1.J102</svg:desc>
                </draw:g>
              </table:table-cell>
              <table:table-cell office:value-type="float" office:value="79.403999">
                <text:p>79.403999</text:p>
                <draw:g>
                  <svg:desc>Sheet1.K2:Sheet1.K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.089996">
                <text:p>78.089996</text:p>
              </table:table-cell>
              <table:table-cell office:value-type="float" office:value="79.403999">
                <text:p>79.403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.089996">
                <text:p>78.089996</text:p>
              </table:table-cell>
              <table:table-cell office:value-type="float" office:value="79.403999">
                <text:p>79.403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.089996">
                <text:p>78.089996</text:p>
              </table:table-cell>
              <table:table-cell office:value-type="float" office:value="79.403999">
                <text:p>79.403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.089996">
                <text:p>78.089996</text:p>
              </table:table-cell>
              <table:table-cell office:value-type="float" office:value="79.403999">
                <text:p>79.403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.089996">
                <text:p>78.089996</text:p>
              </table:table-cell>
              <table:table-cell office:value-type="float" office:value="79.403999">
                <text:p>79.403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.028">
                <text:p>78.028</text:p>
              </table:table-cell>
              <table:table-cell office:value-type="float" office:value="78.765999">
                <text:p>78.765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.028">
                <text:p>78.028</text:p>
              </table:table-cell>
              <table:table-cell office:value-type="float" office:value="78.765999">
                <text:p>78.765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.028">
                <text:p>78.028</text:p>
              </table:table-cell>
              <table:table-cell office:value-type="float" office:value="78.765999">
                <text:p>78.765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.028">
                <text:p>78.028</text:p>
              </table:table-cell>
              <table:table-cell office:value-type="float" office:value="78.765999">
                <text:p>78.765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.028">
                <text:p>78.028</text:p>
              </table:table-cell>
              <table:table-cell office:value-type="float" office:value="78.765999">
                <text:p>78.765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.028">
                <text:p>78.028</text:p>
              </table:table-cell>
              <table:table-cell office:value-type="float" office:value="78.765999">
                <text:p>78.765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.028">
                <text:p>78.028</text:p>
              </table:table-cell>
              <table:table-cell office:value-type="float" office:value="78.765999">
                <text:p>78.765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.073997">
                <text:p>79.073997</text:p>
              </table:table-cell>
              <table:table-cell office:value-type="float" office:value="79.236">
                <text:p>79.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.073997">
                <text:p>79.073997</text:p>
              </table:table-cell>
              <table:table-cell office:value-type="float" office:value="79.236">
                <text:p>79.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.073997">
                <text:p>79.073997</text:p>
              </table:table-cell>
              <table:table-cell office:value-type="float" office:value="79.236">
                <text:p>79.2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.073997">
                <text:p>79.073997</text:p>
              </table:table-cell>
              <table:table-cell office:value-type="float" office:value="79.236">
                <text:p>79.2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.073997">
                <text:p>79.073997</text:p>
              </table:table-cell>
              <table:table-cell office:value-type="float" office:value="79.236">
                <text:p>79.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.073997">
                <text:p>79.073997</text:p>
              </table:table-cell>
              <table:table-cell office:value-type="float" office:value="79.236">
                <text:p>79.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073997">
                <text:p>79.073997</text:p>
              </table:table-cell>
              <table:table-cell office:value-type="float" office:value="79.236">
                <text:p>79.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.877998">
                <text:p>78.877998</text:p>
              </table:table-cell>
              <table:table-cell office:value-type="float" office:value="78.973999">
                <text:p>78.973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.877998">
                <text:p>78.877998</text:p>
              </table:table-cell>
              <table:table-cell office:value-type="float" office:value="78.973999">
                <text:p>78.973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.877998">
                <text:p>78.877998</text:p>
              </table:table-cell>
              <table:table-cell office:value-type="float" office:value="78.973999">
                <text:p>78.973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.877998">
                <text:p>78.877998</text:p>
              </table:table-cell>
              <table:table-cell office:value-type="float" office:value="78.973999">
                <text:p>78.973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.877998">
                <text:p>78.877998</text:p>
              </table:table-cell>
              <table:table-cell office:value-type="float" office:value="78.973999">
                <text:p>78.973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877998">
                <text:p>78.877998</text:p>
              </table:table-cell>
              <table:table-cell office:value-type="float" office:value="78.973999">
                <text:p>78.973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.877998">
                <text:p>78.877998</text:p>
              </table:table-cell>
              <table:table-cell office:value-type="float" office:value="78.973999">
                <text:p>78.973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.877998">
                <text:p>78.877998</text:p>
              </table:table-cell>
              <table:table-cell office:value-type="float" office:value="79.848">
                <text:p>79.8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.171997">
                <text:p>79.171997</text:p>
              </table:table-cell>
              <table:table-cell office:value-type="float" office:value="79.848">
                <text:p>79.8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.171997">
                <text:p>79.171997</text:p>
              </table:table-cell>
              <table:table-cell office:value-type="float" office:value="79.848">
                <text:p>79.8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.171997">
                <text:p>79.171997</text:p>
              </table:table-cell>
              <table:table-cell office:value-type="float" office:value="79.848">
                <text:p>79.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.171997">
                <text:p>79.171997</text:p>
              </table:table-cell>
              <table:table-cell office:value-type="float" office:value="79.848">
                <text:p>79.8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9.171997">
                <text:p>79.171997</text:p>
              </table:table-cell>
              <table:table-cell office:value-type="float" office:value="79.848">
                <text:p>79.8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.171997">
                <text:p>79.171997</text:p>
              </table:table-cell>
              <table:table-cell office:value-type="float" office:value="79.848">
                <text:p>79.8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9.171997">
                <text:p>79.171997</text:p>
              </table:table-cell>
              <table:table-cell office:value-type="float" office:value="79.848">
                <text:p>79.8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9.043999">
                <text:p>79.043999</text:p>
              </table:table-cell>
              <table:table-cell office:value-type="float" office:value="78.725998">
                <text:p>78.7259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.043999">
                <text:p>79.043999</text:p>
              </table:table-cell>
              <table:table-cell office:value-type="float" office:value="78.725998">
                <text:p>78.7259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.043999">
                <text:p>79.043999</text:p>
              </table:table-cell>
              <table:table-cell office:value-type="float" office:value="78.725998">
                <text:p>78.7259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.043999">
                <text:p>79.043999</text:p>
              </table:table-cell>
              <table:table-cell office:value-type="float" office:value="78.725998">
                <text:p>78.7259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.043999">
                <text:p>79.043999</text:p>
              </table:table-cell>
              <table:table-cell office:value-type="float" office:value="78.725998">
                <text:p>78.7259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9.043999">
                <text:p>79.043999</text:p>
              </table:table-cell>
              <table:table-cell office:value-type="float" office:value="78.725998">
                <text:p>78.7259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9.043999">
                <text:p>79.043999</text:p>
              </table:table-cell>
              <table:table-cell office:value-type="float" office:value="78.725998">
                <text:p>78.7259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9.043999">
                <text:p>79.043999</text:p>
              </table:table-cell>
              <table:table-cell office:value-type="float" office:value="78.725998">
                <text:p>78.7259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8.330002">
                <text:p>78.330002</text:p>
              </table:table-cell>
              <table:table-cell office:value-type="float" office:value="78.606003">
                <text:p>78.6060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8.330002">
                <text:p>78.330002</text:p>
              </table:table-cell>
              <table:table-cell office:value-type="float" office:value="78.606003">
                <text:p>78.606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8.330002">
                <text:p>78.330002</text:p>
              </table:table-cell>
              <table:table-cell office:value-type="float" office:value="78.606003">
                <text:p>78.6060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8.330002">
                <text:p>78.330002</text:p>
              </table:table-cell>
              <table:table-cell office:value-type="float" office:value="78.606003">
                <text:p>78.6060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8.330002">
                <text:p>78.330002</text:p>
              </table:table-cell>
              <table:table-cell office:value-type="float" office:value="78.606003">
                <text:p>78.6060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8.330002">
                <text:p>78.330002</text:p>
              </table:table-cell>
              <table:table-cell office:value-type="float" office:value="78.606003">
                <text:p>78.6060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.330002">
                <text:p>78.330002</text:p>
              </table:table-cell>
              <table:table-cell office:value-type="float" office:value="78.606003">
                <text:p>78.6060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9.192001">
                <text:p>79.192001</text:p>
              </table:table-cell>
              <table:table-cell office:value-type="float" office:value="79.334">
                <text:p>79.3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9.192001">
                <text:p>79.192001</text:p>
              </table:table-cell>
              <table:table-cell office:value-type="float" office:value="79.334">
                <text:p>79.3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9.192001">
                <text:p>79.192001</text:p>
              </table:table-cell>
              <table:table-cell office:value-type="float" office:value="79.334">
                <text:p>79.3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.192001">
                <text:p>79.192001</text:p>
              </table:table-cell>
              <table:table-cell office:value-type="float" office:value="79.334">
                <text:p>79.3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.192001">
                <text:p>79.192001</text:p>
              </table:table-cell>
              <table:table-cell office:value-type="float" office:value="79.334">
                <text:p>79.3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9.192001">
                <text:p>79.192001</text:p>
              </table:table-cell>
              <table:table-cell office:value-type="float" office:value="79.334">
                <text:p>79.3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.192001">
                <text:p>79.192001</text:p>
              </table:table-cell>
              <table:table-cell office:value-type="float" office:value="79.334">
                <text:p>79.3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.192001">
                <text:p>79.192001</text:p>
              </table:table-cell>
              <table:table-cell office:value-type="float" office:value="79.314003">
                <text:p>79.3140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.206001">
                <text:p>79.206001</text:p>
              </table:table-cell>
              <table:table-cell office:value-type="float" office:value="79.314003">
                <text:p>79.3140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.206001">
                <text:p>79.206001</text:p>
              </table:table-cell>
              <table:table-cell office:value-type="float" office:value="79.314003">
                <text:p>79.3140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.206001">
                <text:p>79.206001</text:p>
              </table:table-cell>
              <table:table-cell office:value-type="float" office:value="79.314003">
                <text:p>79.3140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.206001">
                <text:p>79.206001</text:p>
              </table:table-cell>
              <table:table-cell office:value-type="float" office:value="79.314003">
                <text:p>79.314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9.206001">
                <text:p>79.206001</text:p>
              </table:table-cell>
              <table:table-cell office:value-type="float" office:value="79.314003">
                <text:p>79.3140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.206001">
                <text:p>79.206001</text:p>
              </table:table-cell>
              <table:table-cell office:value-type="float" office:value="79.314003">
                <text:p>79.3140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.206001">
                <text:p>79.206001</text:p>
              </table:table-cell>
              <table:table-cell office:value-type="float" office:value="78.765999">
                <text:p>78.765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8.912003">
                <text:p>78.912003</text:p>
              </table:table-cell>
              <table:table-cell office:value-type="float" office:value="78.765999">
                <text:p>78.765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8.912003">
                <text:p>78.912003</text:p>
              </table:table-cell>
              <table:table-cell office:value-type="float" office:value="78.765999">
                <text:p>78.765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.912003">
                <text:p>78.912003</text:p>
              </table:table-cell>
              <table:table-cell office:value-type="float" office:value="78.765999">
                <text:p>78.765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.912003">
                <text:p>78.912003</text:p>
              </table:table-cell>
              <table:table-cell office:value-type="float" office:value="78.765999">
                <text:p>78.765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.912003">
                <text:p>78.912003</text:p>
              </table:table-cell>
              <table:table-cell office:value-type="float" office:value="78.765999">
                <text:p>78.765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.912003">
                <text:p>78.912003</text:p>
              </table:table-cell>
              <table:table-cell office:value-type="float" office:value="78.765999">
                <text:p>78.765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8.912003">
                <text:p>78.912003</text:p>
              </table:table-cell>
              <table:table-cell office:value-type="float" office:value="78.765999">
                <text:p>78.7659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.912003">
                <text:p>78.912003</text:p>
              </table:table-cell>
              <table:table-cell office:value-type="float" office:value="79.306">
                <text:p>79.3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.148003">
                <text:p>79.148003</text:p>
              </table:table-cell>
              <table:table-cell office:value-type="float" office:value="79.306">
                <text:p>79.3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.148003">
                <text:p>79.148003</text:p>
              </table:table-cell>
              <table:table-cell office:value-type="float" office:value="79.306">
                <text:p>79.3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.148003">
                <text:p>79.148003</text:p>
              </table:table-cell>
              <table:table-cell office:value-type="float" office:value="79.306">
                <text:p>79.3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.148003">
                <text:p>79.148003</text:p>
              </table:table-cell>
              <table:table-cell office:value-type="float" office:value="79.306">
                <text:p>79.3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.148003">
                <text:p>79.148003</text:p>
              </table:table-cell>
              <table:table-cell office:value-type="float" office:value="79.306">
                <text:p>79.3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.148003">
                <text:p>79.148003</text:p>
              </table:table-cell>
              <table:table-cell office:value-type="float" office:value="79.306">
                <text:p>79.3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.148003">
                <text:p>79.148003</text:p>
              </table:table-cell>
              <table:table-cell office:value-type="float" office:value="79.306">
                <text:p>79.3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.491997">
                <text:p>78.491997</text:p>
              </table:table-cell>
              <table:table-cell office:value-type="float" office:value="79.209999">
                <text:p>79.209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.491997">
                <text:p>78.491997</text:p>
              </table:table-cell>
              <table:table-cell office:value-type="float" office:value="79.209999">
                <text:p>79.209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8.491997">
                <text:p>78.491997</text:p>
              </table:table-cell>
              <table:table-cell office:value-type="float" office:value="79.209999">
                <text:p>79.209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.491997">
                <text:p>78.491997</text:p>
              </table:table-cell>
              <table:table-cell office:value-type="float" office:value="79.209999">
                <text:p>79.2099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8.491997">
                <text:p>78.491997</text:p>
              </table:table-cell>
              <table:table-cell office:value-type="float" office:value="79.209999">
                <text:p>79.2099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8.491997">
                <text:p>78.491997</text:p>
              </table:table-cell>
              <table:table-cell office:value-type="float" office:value="79.209999">
                <text:p>79.209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.491997">
                <text:p>78.491997</text:p>
              </table:table-cell>
              <table:table-cell office:value-type="float" office:value="79.209999">
                <text:p>79.20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.851997">
                <text:p>78.851997</text:p>
              </table:table-cell>
              <table:table-cell office:value-type="float" office:value="78.566002">
                <text:p>78.5660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.851997">
                <text:p>78.851997</text:p>
              </table:table-cell>
              <table:table-cell office:value-type="float" office:value="78.566002">
                <text:p>78.566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.851997">
                <text:p>78.851997</text:p>
              </table:table-cell>
              <table:table-cell office:value-type="float" office:value="78.566002">
                <text:p>78.566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.851997">
                <text:p>78.851997</text:p>
              </table:table-cell>
              <table:table-cell office:value-type="float" office:value="78.566002">
                <text:p>78.5660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.851997">
                <text:p>78.851997</text:p>
              </table:table-cell>
              <table:table-cell office:value-type="float" office:value="78.566002">
                <text:p>78.5660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.851997">
                <text:p>78.851997</text:p>
              </table:table-cell>
              <table:table-cell office:value-type="float" office:value="78.566002">
                <text:p>78.566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.851997">
                <text:p>78.851997</text:p>
              </table:table-cell>
              <table:table-cell office:value-type="float" office:value="78.566002">
                <text:p>78.5660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.695999">
                <text:p>78.695999</text:p>
              </table:table-cell>
              <table:table-cell office:value-type="float" office:value="78.694">
                <text:p>78.6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.695999">
                <text:p>78.695999</text:p>
              </table:table-cell>
              <table:table-cell office:value-type="float" office:value="78.694">
                <text:p>78.6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8.695999">
                <text:p>78.695999</text:p>
              </table:table-cell>
              <table:table-cell office:value-type="float" office:value="78.694">
                <text:p>78.6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.695999">
                <text:p>78.695999</text:p>
              </table:table-cell>
              <table:table-cell office:value-type="float" office:value="78.694">
                <text:p>78.6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.695999">
                <text:p>78.695999</text:p>
              </table:table-cell>
              <table:table-cell office:value-type="float" office:value="78.694">
                <text:p>78.6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.695999">
                <text:p>78.695999</text:p>
              </table:table-cell>
              <table:table-cell office:value-type="float" office:value="78.694">
                <text:p>78.6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9.218002">
                <text:p>79.218002</text:p>
              </table:table-cell>
              <table:table-cell office:value-type="float" office:value="79.276001">
                <text:p>79.2760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85cm" svg:y="0.316cm" chart:style-name="ch2">
          <text:p>Número de trabajos procesados 1000 simulaciones</text:p>
        </chart:title>
        <chart:legend chart:legend-position="end" svg:x="11.587cm" svg:y="3.952cm" style:legend-expansion="high" chart:style-name="ch3"/>
        <chart:plot-area chart:style-name="ch4" table:cell-range-address="Sheet1.M1:Sheet1.N102" chart:data-source-has-labels="row" svg:x="1.331cm" svg:y="1.275cm" svg:width="9.936cm" svg:height="6.564cm">
          <chart:coordinate-region svg:x="2.243cm" svg:y="1.474cm" svg:width="9.024cm" svg:height="5.573cm"/>
          <chart:axis chart:dimension="x" chart:name="primary-x" chart:style-name="ch5">
            <chart:title svg:x="5.289cm" svg:y="8.019cm" chart:style-name="ch6">
              <text:p>Repeticiones</text:p>
            </chart:title>
          </chart:axis>
          <chart:axis chart:dimension="y" chart:name="primary-y" chart:style-name="ch5">
            <chart:title svg:x="0.451cm" svg:y="6.136cm" chart:style-name="ch7">
              <text:p>Trabajos procesados</text:p>
            </chart:title>
            <chart:grid chart:style-name="ch8" chart:class="major"/>
          </chart:axis>
          <chart:series chart:style-name="ch9" chart:values-cell-range-address="Sheet1.M2:Sheet1.M102" chart:label-cell-address="Sheet1.M1:Sheet1.M1" chart:class="chart:line">
            <chart:data-point chart:repeated="101"/>
          </chart:series>
          <chart:series chart:style-name="ch10" chart:values-cell-range-address="Sheet1.N2:Sheet1.N102" chart:label-cell-address="Sheet1.N1:Sheet1.N1" chart:class="chart:line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ados_a_1000</text:p>
                <draw:g>
                  <svg:desc>Sheet1.M1:Sheet1.M1</svg:desc>
                </draw:g>
              </table:table-cell>
              <table:table-cell office:value-type="string">
                <text:p>procesados_b_1000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787003">
                <text:p>78.787003</text:p>
                <draw:g>
                  <svg:desc>Sheet1.M2:Sheet1.M102</svg:desc>
                </draw:g>
              </table:table-cell>
              <table:table-cell office:value-type="float" office:value="79.313004">
                <text:p>79.313004</text:p>
                <draw:g>
                  <svg:desc>Sheet1.N2:Sheet1.N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.787003">
                <text:p>78.787003</text:p>
              </table:table-cell>
              <table:table-cell office:value-type="float" office:value="79.313004">
                <text:p>79.313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.787003">
                <text:p>78.787003</text:p>
              </table:table-cell>
              <table:table-cell office:value-type="float" office:value="79.313004">
                <text:p>79.313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.787003">
                <text:p>78.787003</text:p>
              </table:table-cell>
              <table:table-cell office:value-type="float" office:value="79.116997">
                <text:p>79.116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.077003">
                <text:p>79.077003</text:p>
              </table:table-cell>
              <table:table-cell office:value-type="float" office:value="79.116997">
                <text:p>79.116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.077003">
                <text:p>79.077003</text:p>
              </table:table-cell>
              <table:table-cell office:value-type="float" office:value="79.116997">
                <text:p>79.116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.077003">
                <text:p>79.077003</text:p>
              </table:table-cell>
              <table:table-cell office:value-type="float" office:value="79.116997">
                <text:p>79.1169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.077003">
                <text:p>79.077003</text:p>
              </table:table-cell>
              <table:table-cell office:value-type="float" office:value="79.546997">
                <text:p>79.546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.974998">
                <text:p>78.974998</text:p>
              </table:table-cell>
              <table:table-cell office:value-type="float" office:value="79.546997">
                <text:p>79.546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.974998">
                <text:p>78.974998</text:p>
              </table:table-cell>
              <table:table-cell office:value-type="float" office:value="79.546997">
                <text:p>79.546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.974998">
                <text:p>78.974998</text:p>
              </table:table-cell>
              <table:table-cell office:value-type="float" office:value="79.546997">
                <text:p>79.546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.974998">
                <text:p>78.974998</text:p>
              </table:table-cell>
              <table:table-cell office:value-type="float" office:value="78.977997">
                <text:p>78.9779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.200996">
                <text:p>79.200996</text:p>
              </table:table-cell>
              <table:table-cell office:value-type="float" office:value="78.977997">
                <text:p>78.9779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.200996">
                <text:p>79.200996</text:p>
              </table:table-cell>
              <table:table-cell office:value-type="float" office:value="78.977997">
                <text:p>78.977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.200996">
                <text:p>79.200996</text:p>
              </table:table-cell>
              <table:table-cell office:value-type="float" office:value="78.977997">
                <text:p>78.977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.200996">
                <text:p>79.200996</text:p>
              </table:table-cell>
              <table:table-cell office:value-type="float" office:value="78.653">
                <text:p>78.6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.490997">
                <text:p>78.490997</text:p>
              </table:table-cell>
              <table:table-cell office:value-type="float" office:value="78.653">
                <text:p>78.6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.490997">
                <text:p>78.490997</text:p>
              </table:table-cell>
              <table:table-cell office:value-type="float" office:value="78.653">
                <text:p>78.6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.490997">
                <text:p>78.490997</text:p>
              </table:table-cell>
              <table:table-cell office:value-type="float" office:value="78.653">
                <text:p>78.6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.490997">
                <text:p>78.490997</text:p>
              </table:table-cell>
              <table:table-cell office:value-type="float" office:value="79.067001">
                <text:p>79.067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.935997">
                <text:p>78.935997</text:p>
              </table:table-cell>
              <table:table-cell office:value-type="float" office:value="79.067001">
                <text:p>79.067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.935997">
                <text:p>78.935997</text:p>
              </table:table-cell>
              <table:table-cell office:value-type="float" office:value="79.067001">
                <text:p>79.067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.935997">
                <text:p>78.935997</text:p>
              </table:table-cell>
              <table:table-cell office:value-type="float" office:value="79.067001">
                <text:p>79.067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.935997">
                <text:p>78.935997</text:p>
              </table:table-cell>
              <table:table-cell office:value-type="float" office:value="79.260002">
                <text:p>79.260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.799004">
                <text:p>78.799004</text:p>
              </table:table-cell>
              <table:table-cell office:value-type="float" office:value="79.260002">
                <text:p>79.2600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799004">
                <text:p>78.799004</text:p>
              </table:table-cell>
              <table:table-cell office:value-type="float" office:value="79.260002">
                <text:p>79.260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.799004">
                <text:p>78.799004</text:p>
              </table:table-cell>
              <table:table-cell office:value-type="float" office:value="79.260002">
                <text:p>79.260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.799004">
                <text:p>78.799004</text:p>
              </table:table-cell>
              <table:table-cell office:value-type="float" office:value="78.883003">
                <text:p>78.8830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.012001">
                <text:p>79.012001</text:p>
              </table:table-cell>
              <table:table-cell office:value-type="float" office:value="78.883003">
                <text:p>78.8830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.012001">
                <text:p>79.012001</text:p>
              </table:table-cell>
              <table:table-cell office:value-type="float" office:value="78.883003">
                <text:p>78.8830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.012001">
                <text:p>79.012001</text:p>
              </table:table-cell>
              <table:table-cell office:value-type="float" office:value="78.883003">
                <text:p>78.8830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.012001">
                <text:p>79.012001</text:p>
              </table:table-cell>
              <table:table-cell office:value-type="float" office:value="79.526001">
                <text:p>79.526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8.889">
                <text:p>78.889</text:p>
              </table:table-cell>
              <table:table-cell office:value-type="float" office:value="79.526001">
                <text:p>79.526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8.889">
                <text:p>78.889</text:p>
              </table:table-cell>
              <table:table-cell office:value-type="float" office:value="79.526001">
                <text:p>79.526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.889">
                <text:p>78.889</text:p>
              </table:table-cell>
              <table:table-cell office:value-type="float" office:value="79.526001">
                <text:p>79.526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.889">
                <text:p>78.889</text:p>
              </table:table-cell>
              <table:table-cell office:value-type="float" office:value="79.061996">
                <text:p>79.0619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8.968002">
                <text:p>78.968002</text:p>
              </table:table-cell>
              <table:table-cell office:value-type="float" office:value="79.061996">
                <text:p>79.0619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.968002">
                <text:p>78.968002</text:p>
              </table:table-cell>
              <table:table-cell office:value-type="float" office:value="79.061996">
                <text:p>79.0619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.968002">
                <text:p>78.968002</text:p>
              </table:table-cell>
              <table:table-cell office:value-type="float" office:value="79.061996">
                <text:p>79.061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.903999">
                <text:p>78.903999</text:p>
              </table:table-cell>
              <table:table-cell office:value-type="float" office:value="78.945">
                <text:p>78.9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8.903999">
                <text:p>78.903999</text:p>
              </table:table-cell>
              <table:table-cell office:value-type="float" office:value="78.945">
                <text:p>78.9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8.903999">
                <text:p>78.903999</text:p>
              </table:table-cell>
              <table:table-cell office:value-type="float" office:value="78.945">
                <text:p>78.9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.903999">
                <text:p>78.903999</text:p>
              </table:table-cell>
              <table:table-cell office:value-type="float" office:value="79.027">
                <text:p>79.0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9.024002">
                <text:p>79.024002</text:p>
              </table:table-cell>
              <table:table-cell office:value-type="float" office:value="79.027">
                <text:p>79.0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.024002">
                <text:p>79.024002</text:p>
              </table:table-cell>
              <table:table-cell office:value-type="float" office:value="79.027">
                <text:p>79.0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9.024002">
                <text:p>79.024002</text:p>
              </table:table-cell>
              <table:table-cell office:value-type="float" office:value="79.027">
                <text:p>79.0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9.024002">
                <text:p>79.024002</text:p>
              </table:table-cell>
              <table:table-cell office:value-type="float" office:value="78.999001">
                <text:p>78.999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8.706001">
                <text:p>78.706001</text:p>
              </table:table-cell>
              <table:table-cell office:value-type="float" office:value="78.999001">
                <text:p>78.999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8.706001">
                <text:p>78.706001</text:p>
              </table:table-cell>
              <table:table-cell office:value-type="float" office:value="78.999001">
                <text:p>78.999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.706001">
                <text:p>78.706001</text:p>
              </table:table-cell>
              <table:table-cell office:value-type="float" office:value="78.999001">
                <text:p>78.999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9.038002">
                <text:p>79.038002</text:p>
              </table:table-cell>
              <table:table-cell office:value-type="float" office:value="78.939003">
                <text:p>78.9390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9.038002">
                <text:p>79.038002</text:p>
              </table:table-cell>
              <table:table-cell office:value-type="float" office:value="78.939003">
                <text:p>78.9390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9.038002">
                <text:p>79.038002</text:p>
              </table:table-cell>
              <table:table-cell office:value-type="float" office:value="78.939003">
                <text:p>78.9390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.038002">
                <text:p>79.038002</text:p>
              </table:table-cell>
              <table:table-cell office:value-type="float" office:value="78.939003">
                <text:p>78.9390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8.683998">
                <text:p>78.683998</text:p>
              </table:table-cell>
              <table:table-cell office:value-type="float" office:value="79.038002">
                <text:p>79.0380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.683998">
                <text:p>78.683998</text:p>
              </table:table-cell>
              <table:table-cell office:value-type="float" office:value="79.038002">
                <text:p>79.0380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.683998">
                <text:p>78.683998</text:p>
              </table:table-cell>
              <table:table-cell office:value-type="float" office:value="79.038002">
                <text:p>79.0380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.683998">
                <text:p>78.683998</text:p>
              </table:table-cell>
              <table:table-cell office:value-type="float" office:value="79.580002">
                <text:p>79.5800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.509003">
                <text:p>78.509003</text:p>
              </table:table-cell>
              <table:table-cell office:value-type="float" office:value="79.580002">
                <text:p>79.580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8.509003">
                <text:p>78.509003</text:p>
              </table:table-cell>
              <table:table-cell office:value-type="float" office:value="79.580002">
                <text:p>79.5800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.509003">
                <text:p>78.509003</text:p>
              </table:table-cell>
              <table:table-cell office:value-type="float" office:value="79.580002">
                <text:p>79.5800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.693001">
                <text:p>78.693001</text:p>
              </table:table-cell>
              <table:table-cell office:value-type="float" office:value="78.849998">
                <text:p>78.8499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.693001">
                <text:p>78.693001</text:p>
              </table:table-cell>
              <table:table-cell office:value-type="float" office:value="78.849998">
                <text:p>78.8499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.693001">
                <text:p>78.693001</text:p>
              </table:table-cell>
              <table:table-cell office:value-type="float" office:value="78.849998">
                <text:p>78.8499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8.693001">
                <text:p>78.693001</text:p>
              </table:table-cell>
              <table:table-cell office:value-type="float" office:value="78.849998">
                <text:p>78.8499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8.070999">
                <text:p>78.070999</text:p>
              </table:table-cell>
              <table:table-cell office:value-type="float" office:value="78.786003">
                <text:p>78.7860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8.070999">
                <text:p>78.070999</text:p>
              </table:table-cell>
              <table:table-cell office:value-type="float" office:value="78.786003">
                <text:p>78.7860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.070999">
                <text:p>78.070999</text:p>
              </table:table-cell>
              <table:table-cell office:value-type="float" office:value="78.786003">
                <text:p>78.7860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.070999">
                <text:p>78.070999</text:p>
              </table:table-cell>
              <table:table-cell office:value-type="float" office:value="78.786003">
                <text:p>78.786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.914001">
                <text:p>78.914001</text:p>
              </table:table-cell>
              <table:table-cell office:value-type="float" office:value="79.208">
                <text:p>79.2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.914001">
                <text:p>78.914001</text:p>
              </table:table-cell>
              <table:table-cell office:value-type="float" office:value="79.208">
                <text:p>79.2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8.914001">
                <text:p>78.914001</text:p>
              </table:table-cell>
              <table:table-cell office:value-type="float" office:value="79.208">
                <text:p>79.2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.914001">
                <text:p>78.914001</text:p>
              </table:table-cell>
              <table:table-cell office:value-type="float" office:value="79.208">
                <text:p>79.2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.914001">
                <text:p>78.914001</text:p>
              </table:table-cell>
              <table:table-cell office:value-type="float" office:value="78.716003">
                <text:p>78.7160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.502998">
                <text:p>78.502998</text:p>
              </table:table-cell>
              <table:table-cell office:value-type="float" office:value="78.716003">
                <text:p>78.7160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.502998">
                <text:p>78.502998</text:p>
              </table:table-cell>
              <table:table-cell office:value-type="float" office:value="78.716003">
                <text:p>78.7160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.502998">
                <text:p>78.502998</text:p>
              </table:table-cell>
              <table:table-cell office:value-type="float" office:value="78.716003">
                <text:p>78.7160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.502998">
                <text:p>78.502998</text:p>
              </table:table-cell>
              <table:table-cell office:value-type="float" office:value="78.706001">
                <text:p>78.706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.777">
                <text:p>78.777</text:p>
              </table:table-cell>
              <table:table-cell office:value-type="float" office:value="78.706001">
                <text:p>78.706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.777">
                <text:p>78.777</text:p>
              </table:table-cell>
              <table:table-cell office:value-type="float" office:value="78.706001">
                <text:p>78.706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.777">
                <text:p>78.777</text:p>
              </table:table-cell>
              <table:table-cell office:value-type="float" office:value="78.706001">
                <text:p>78.706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.777">
                <text:p>78.777</text:p>
              </table:table-cell>
              <table:table-cell office:value-type="float" office:value="79.155998">
                <text:p>79.1559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8.481003">
                <text:p>78.481003</text:p>
              </table:table-cell>
              <table:table-cell office:value-type="float" office:value="79.155998">
                <text:p>79.1559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.481003">
                <text:p>78.481003</text:p>
              </table:table-cell>
              <table:table-cell office:value-type="float" office:value="79.155998">
                <text:p>79.1559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8.481003">
                <text:p>78.481003</text:p>
              </table:table-cell>
              <table:table-cell office:value-type="float" office:value="79.155998">
                <text:p>79.1559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8.481003">
                <text:p>78.481003</text:p>
              </table:table-cell>
              <table:table-cell office:value-type="float" office:value="78.904999">
                <text:p>78.904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.678001">
                <text:p>78.678001</text:p>
              </table:table-cell>
              <table:table-cell office:value-type="float" office:value="78.904999">
                <text:p>78.904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.678001">
                <text:p>78.678001</text:p>
              </table:table-cell>
              <table:table-cell office:value-type="float" office:value="78.904999">
                <text:p>78.904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.678001">
                <text:p>78.678001</text:p>
              </table:table-cell>
              <table:table-cell office:value-type="float" office:value="78.904999">
                <text:p>78.9049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.678001">
                <text:p>78.678001</text:p>
              </table:table-cell>
              <table:table-cell office:value-type="float" office:value="79.488998">
                <text:p>79.4889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.694">
                <text:p>78.694</text:p>
              </table:table-cell>
              <table:table-cell office:value-type="float" office:value="79.488998">
                <text:p>79.4889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.694">
                <text:p>78.694</text:p>
              </table:table-cell>
              <table:table-cell office:value-type="float" office:value="79.488998">
                <text:p>79.4889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.694">
                <text:p>78.694</text:p>
              </table:table-cell>
              <table:table-cell office:value-type="float" office:value="79.488998">
                <text:p>79.4889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.694">
                <text:p>78.694</text:p>
              </table:table-cell>
              <table:table-cell office:value-type="float" office:value="79.064003">
                <text:p>79.0640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.267998">
                <text:p>78.267998</text:p>
              </table:table-cell>
              <table:table-cell office:value-type="float" office:value="79.064003">
                <text:p>79.0640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.267998">
                <text:p>78.267998</text:p>
              </table:table-cell>
              <table:table-cell office:value-type="float" office:value="79.064003">
                <text:p>79.0640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8.267998">
                <text:p>78.267998</text:p>
              </table:table-cell>
              <table:table-cell office:value-type="float" office:value="79.064003">
                <text:p>79.0640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.267998">
                <text:p>78.267998</text:p>
              </table:table-cell>
              <table:table-cell office:value-type="float" office:value="79.582001">
                <text:p>79.582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.093002">
                <text:p>79.093002</text:p>
              </table:table-cell>
              <table:table-cell office:value-type="float" office:value="79.582001">
                <text:p>79.582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.093002">
                <text:p>79.093002</text:p>
              </table:table-cell>
              <table:table-cell office:value-type="float" office:value="79.582001">
                <text:p>79.582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9.093002">
                <text:p>79.093002</text:p>
              </table:table-cell>
              <table:table-cell office:value-type="float" office:value="79.582001">
                <text:p>79.5820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31cm" svg:y="0.316cm" chart:style-name="ch2">
          <text:p>Número de trabajos procesados 10000 simulaciones</text:p>
        </chart:title>
        <chart:legend chart:legend-position="end" svg:x="11.402cm" svg:y="3.952cm" style:legend-expansion="high" chart:style-name="ch3"/>
        <chart:plot-area chart:style-name="ch4" table:cell-range-address="Sheet1.P1:Sheet1.Q102" chart:data-source-has-labels="row" svg:x="1.331cm" svg:y="1.275cm" svg:width="9.751cm" svg:height="6.564cm">
          <chart:coordinate-region svg:x="2.243cm" svg:y="1.474cm" svg:width="8.839cm" svg:height="5.573cm"/>
          <chart:axis chart:dimension="x" chart:name="primary-x" chart:style-name="ch5">
            <chart:title svg:x="5.196cm" svg:y="8.019cm" chart:style-name="ch6">
              <text:p>Repeticiones</text:p>
            </chart:title>
          </chart:axis>
          <chart:axis chart:dimension="y" chart:name="primary-y" chart:style-name="ch5">
            <chart:title svg:x="0.451cm" svg:y="6.136cm" chart:style-name="ch7">
              <text:p>Trabajos procesados</text:p>
            </chart:title>
            <chart:grid chart:style-name="ch8" chart:class="major"/>
          </chart:axis>
          <chart:series chart:style-name="ch9" chart:values-cell-range-address="Sheet1.P2:Sheet1.P102" chart:label-cell-address="Sheet1.P1:Sheet1.P1" chart:class="chart:line">
            <chart:data-point chart:repeated="101"/>
          </chart:series>
          <chart:series chart:style-name="ch10" chart:values-cell-range-address="Sheet1.Q2:Sheet1.Q102" chart:label-cell-address="Sheet1.Q1:Sheet1.Q1" chart:class="chart:line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ados_a_10000</text:p>
                <draw:g>
                  <svg:desc>Sheet1.P1:Sheet1.P1</svg:desc>
                </draw:g>
              </table:table-cell>
              <table:table-cell office:value-type="string">
                <text:p>procesados_b_10000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880699">
                <text:p>78.880699</text:p>
                <draw:g>
                  <svg:desc>Sheet1.P2:Sheet1.P102</svg:desc>
                </draw:g>
              </table:table-cell>
              <table:table-cell office:value-type="float" office:value="79.266197">
                <text:p>79.266197</text:p>
                <draw:g>
                  <svg:desc>Sheet1.Q2:Sheet1.Q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.603897">
                <text:p>78.603897</text:p>
              </table:table-cell>
              <table:table-cell office:value-type="float" office:value="79.185898">
                <text:p>79.1858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.885002">
                <text:p>78.885002</text:p>
              </table:table-cell>
              <table:table-cell office:value-type="float" office:value="79.4142">
                <text:p>79.4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.983803">
                <text:p>78.983803</text:p>
              </table:table-cell>
              <table:table-cell office:value-type="float" office:value="79.1838">
                <text:p>79.18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.976997">
                <text:p>78.976997</text:p>
              </table:table-cell>
              <table:table-cell office:value-type="float" office:value="79.142403">
                <text:p>79.142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.933098">
                <text:p>78.933098</text:p>
              </table:table-cell>
              <table:table-cell office:value-type="float" office:value="79.151802">
                <text:p>79.1518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.894699">
                <text:p>78.894699</text:p>
              </table:table-cell>
              <table:table-cell office:value-type="float" office:value="79.238503">
                <text:p>79.2385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.836899">
                <text:p>78.836899</text:p>
              </table:table-cell>
              <table:table-cell office:value-type="float" office:value="79.202301">
                <text:p>79.2023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.958099">
                <text:p>78.958099</text:p>
              </table:table-cell>
              <table:table-cell office:value-type="float" office:value="79.253098">
                <text:p>79.2530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.798401">
                <text:p>78.798401</text:p>
              </table:table-cell>
              <table:table-cell office:value-type="float" office:value="79.095299">
                <text:p>79.0952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.930199">
                <text:p>78.930199</text:p>
              </table:table-cell>
              <table:table-cell office:value-type="float" office:value="79.2836">
                <text:p>79.28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.060402">
                <text:p>79.060402</text:p>
              </table:table-cell>
              <table:table-cell office:value-type="float" office:value="79.165703">
                <text:p>79.1657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.820801">
                <text:p>78.820801</text:p>
              </table:table-cell>
              <table:table-cell office:value-type="float" office:value="79.352699">
                <text:p>79.3526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.845703">
                <text:p>78.845703</text:p>
              </table:table-cell>
              <table:table-cell office:value-type="float" office:value="79.126701">
                <text:p>79.1267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.984001">
                <text:p>78.984001</text:p>
              </table:table-cell>
              <table:table-cell office:value-type="float" office:value="79.124298">
                <text:p>79.1242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.797096">
                <text:p>78.797096</text:p>
              </table:table-cell>
              <table:table-cell office:value-type="float" office:value="79.238403">
                <text:p>79.2384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.858299">
                <text:p>78.858299</text:p>
              </table:table-cell>
              <table:table-cell office:value-type="float" office:value="79.025101">
                <text:p>79.0251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.917297">
                <text:p>78.917297</text:p>
              </table:table-cell>
              <table:table-cell office:value-type="float" office:value="79.238197">
                <text:p>79.2381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.853699">
                <text:p>78.853699</text:p>
              </table:table-cell>
              <table:table-cell office:value-type="float" office:value="79.116402">
                <text:p>79.1164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.745697">
                <text:p>78.745697</text:p>
              </table:table-cell>
              <table:table-cell office:value-type="float" office:value="79.114197">
                <text:p>79.1141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.810204">
                <text:p>78.810204</text:p>
              </table:table-cell>
              <table:table-cell office:value-type="float" office:value="79.099602">
                <text:p>79.0996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.844101">
                <text:p>78.844101</text:p>
              </table:table-cell>
              <table:table-cell office:value-type="float" office:value="79.351196">
                <text:p>79.3511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.873802">
                <text:p>78.873802</text:p>
              </table:table-cell>
              <table:table-cell office:value-type="float" office:value="78.959297">
                <text:p>78.9592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.813698">
                <text:p>78.813698</text:p>
              </table:table-cell>
              <table:table-cell office:value-type="float" office:value="79.2649">
                <text:p>79.26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.8106">
                <text:p>78.8106</text:p>
              </table:table-cell>
              <table:table-cell office:value-type="float" office:value="79.103996">
                <text:p>79.1039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829903">
                <text:p>78.829903</text:p>
              </table:table-cell>
              <table:table-cell office:value-type="float" office:value="79.112396">
                <text:p>79.1123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.008904">
                <text:p>79.008904</text:p>
              </table:table-cell>
              <table:table-cell office:value-type="float" office:value="79.293503">
                <text:p>79.2935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.958801">
                <text:p>78.958801</text:p>
              </table:table-cell>
              <table:table-cell office:value-type="float" office:value="79.246201">
                <text:p>79.2462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.739098">
                <text:p>78.739098</text:p>
              </table:table-cell>
              <table:table-cell office:value-type="float" office:value="79.119003">
                <text:p>79.1190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.832001">
                <text:p>78.832001</text:p>
              </table:table-cell>
              <table:table-cell office:value-type="float" office:value="79.2164">
                <text:p>79.21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.9645">
                <text:p>78.9645</text:p>
              </table:table-cell>
              <table:table-cell office:value-type="float" office:value="79.214897">
                <text:p>79.2148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8.973503">
                <text:p>78.973503</text:p>
              </table:table-cell>
              <table:table-cell office:value-type="float" office:value="79.084099">
                <text:p>79.0840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8.820801">
                <text:p>78.820801</text:p>
              </table:table-cell>
              <table:table-cell office:value-type="float" office:value="79.166901">
                <text:p>79.1669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8.706299">
                <text:p>78.706299</text:p>
              </table:table-cell>
              <table:table-cell office:value-type="float" office:value="79.120697">
                <text:p>79.1206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.993301">
                <text:p>78.993301</text:p>
              </table:table-cell>
              <table:table-cell office:value-type="float" office:value="79.052803">
                <text:p>79.0528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9.0075">
                <text:p>79.0075</text:p>
              </table:table-cell>
              <table:table-cell office:value-type="float" office:value="79.117897">
                <text:p>79.1178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8.830101">
                <text:p>78.830101</text:p>
              </table:table-cell>
              <table:table-cell office:value-type="float" office:value="79.172401">
                <text:p>79.1724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.803802">
                <text:p>78.803802</text:p>
              </table:table-cell>
              <table:table-cell office:value-type="float" office:value="79.118599">
                <text:p>79.1185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.909401">
                <text:p>78.909401</text:p>
              </table:table-cell>
              <table:table-cell office:value-type="float" office:value="79.148697">
                <text:p>79.1486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.884598">
                <text:p>78.884598</text:p>
              </table:table-cell>
              <table:table-cell office:value-type="float" office:value="79.261398">
                <text:p>79.2613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8.845596">
                <text:p>78.845596</text:p>
              </table:table-cell>
              <table:table-cell office:value-type="float" office:value="79.319702">
                <text:p>79.3197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8.9673">
                <text:p>78.9673</text:p>
              </table:table-cell>
              <table:table-cell office:value-type="float" office:value="79.234802">
                <text:p>79.2348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.853897">
                <text:p>78.853897</text:p>
              </table:table-cell>
              <table:table-cell office:value-type="float" office:value="79.102203">
                <text:p>79.1022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8.836403">
                <text:p>78.836403</text:p>
              </table:table-cell>
              <table:table-cell office:value-type="float" office:value="79.169403">
                <text:p>79.1694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.017403">
                <text:p>79.017403</text:p>
              </table:table-cell>
              <table:table-cell office:value-type="float" office:value="79.2966">
                <text:p>79.29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8.9879">
                <text:p>78.9879</text:p>
              </table:table-cell>
              <table:table-cell office:value-type="float" office:value="79.105598">
                <text:p>79.1055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8.935699">
                <text:p>78.935699</text:p>
              </table:table-cell>
              <table:table-cell office:value-type="float" office:value="79.034897">
                <text:p>79.0348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8.830002">
                <text:p>78.830002</text:p>
              </table:table-cell>
              <table:table-cell office:value-type="float" office:value="79.151497">
                <text:p>79.1514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8.665802">
                <text:p>78.665802</text:p>
              </table:table-cell>
              <table:table-cell office:value-type="float" office:value="79.067902">
                <text:p>79.0679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.918297">
                <text:p>78.918297</text:p>
              </table:table-cell>
              <table:table-cell office:value-type="float" office:value="79.245201">
                <text:p>79.2452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8.927902">
                <text:p>78.927902</text:p>
              </table:table-cell>
              <table:table-cell office:value-type="float" office:value="79.0896">
                <text:p>79.08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8.793602">
                <text:p>78.793602</text:p>
              </table:table-cell>
              <table:table-cell office:value-type="float" office:value="79.116302">
                <text:p>79.1163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.794601">
                <text:p>78.794601</text:p>
              </table:table-cell>
              <table:table-cell office:value-type="float" office:value="79.058998">
                <text:p>79.0589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.994904">
                <text:p>78.994904</text:p>
              </table:table-cell>
              <table:table-cell office:value-type="float" office:value="79.224098">
                <text:p>79.2240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8.693199">
                <text:p>78.693199</text:p>
              </table:table-cell>
              <table:table-cell office:value-type="float" office:value="79.297302">
                <text:p>79.2973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.7967">
                <text:p>78.7967</text:p>
              </table:table-cell>
              <table:table-cell office:value-type="float" office:value="79.276001">
                <text:p>79.276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.769203">
                <text:p>78.769203</text:p>
              </table:table-cell>
              <table:table-cell office:value-type="float" office:value="79.1959">
                <text:p>79.19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.787201">
                <text:p>78.787201</text:p>
              </table:table-cell>
              <table:table-cell office:value-type="float" office:value="79.196701">
                <text:p>79.1967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.019897">
                <text:p>79.019897</text:p>
              </table:table-cell>
              <table:table-cell office:value-type="float" office:value="79.164101">
                <text:p>79.1641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.115799">
                <text:p>79.115799</text:p>
              </table:table-cell>
              <table:table-cell office:value-type="float" office:value="79.255898">
                <text:p>79.2558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.747803">
                <text:p>78.747803</text:p>
              </table:table-cell>
              <table:table-cell office:value-type="float" office:value="79.156303">
                <text:p>79.1563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.808502">
                <text:p>78.808502</text:p>
              </table:table-cell>
              <table:table-cell office:value-type="float" office:value="79.167099">
                <text:p>79.1670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.934196">
                <text:p>78.934196</text:p>
              </table:table-cell>
              <table:table-cell office:value-type="float" office:value="79.241501">
                <text:p>79.2415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.8041">
                <text:p>78.8041</text:p>
              </table:table-cell>
              <table:table-cell office:value-type="float" office:value="79.167297">
                <text:p>79.1672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8.6567">
                <text:p>78.6567</text:p>
              </table:table-cell>
              <table:table-cell office:value-type="float" office:value="79.171898">
                <text:p>79.1718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8.989502">
                <text:p>78.989502</text:p>
              </table:table-cell>
              <table:table-cell office:value-type="float" office:value="79.134598">
                <text:p>79.1345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8.7957">
                <text:p>78.7957</text:p>
              </table:table-cell>
              <table:table-cell office:value-type="float" office:value="79.258904">
                <text:p>79.2589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.831703">
                <text:p>78.831703</text:p>
              </table:table-cell>
              <table:table-cell office:value-type="float" office:value="79.182602">
                <text:p>79.1826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.9105">
                <text:p>78.9105</text:p>
              </table:table-cell>
              <table:table-cell office:value-type="float" office:value="79.318199">
                <text:p>79.3181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.765999">
                <text:p>78.765999</text:p>
              </table:table-cell>
              <table:table-cell office:value-type="float" office:value="79.421997">
                <text:p>79.4219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.782097">
                <text:p>78.782097</text:p>
              </table:table-cell>
              <table:table-cell office:value-type="float" office:value="79.225098">
                <text:p>79.2250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8.664597">
                <text:p>78.664597</text:p>
              </table:table-cell>
              <table:table-cell office:value-type="float" office:value="79.150902">
                <text:p>79.1509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.916603">
                <text:p>78.916603</text:p>
              </table:table-cell>
              <table:table-cell office:value-type="float" office:value="79.138802">
                <text:p>79.1388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.791801">
                <text:p>78.791801</text:p>
              </table:table-cell>
              <table:table-cell office:value-type="float" office:value="79.155701">
                <text:p>79.1557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.879097">
                <text:p>78.879097</text:p>
              </table:table-cell>
              <table:table-cell office:value-type="float" office:value="79.180397">
                <text:p>79.1803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.860199">
                <text:p>78.860199</text:p>
              </table:table-cell>
              <table:table-cell office:value-type="float" office:value="78.972702">
                <text:p>78.9727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.994698">
                <text:p>78.994698</text:p>
              </table:table-cell>
              <table:table-cell office:value-type="float" office:value="79.217598">
                <text:p>79.2175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.851501">
                <text:p>78.851501</text:p>
              </table:table-cell>
              <table:table-cell office:value-type="float" office:value="79.110199">
                <text:p>79.1101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.855301">
                <text:p>78.855301</text:p>
              </table:table-cell>
              <table:table-cell office:value-type="float" office:value="79.0737">
                <text:p>79.07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.012604">
                <text:p>79.012604</text:p>
              </table:table-cell>
              <table:table-cell office:value-type="float" office:value="79.092903">
                <text:p>79.0929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.836601">
                <text:p>78.836601</text:p>
              </table:table-cell>
              <table:table-cell office:value-type="float" office:value="79.016403">
                <text:p>79.0164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.798203">
                <text:p>78.798203</text:p>
              </table:table-cell>
              <table:table-cell office:value-type="float" office:value="79.080101">
                <text:p>79.0801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8.745399">
                <text:p>78.745399</text:p>
              </table:table-cell>
              <table:table-cell office:value-type="float" office:value="79.181999">
                <text:p>79.181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.8368">
                <text:p>78.8368</text:p>
              </table:table-cell>
              <table:table-cell office:value-type="float" office:value="79.303703">
                <text:p>79.3037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8.846901">
                <text:p>78.846901</text:p>
              </table:table-cell>
              <table:table-cell office:value-type="float" office:value="79.056">
                <text:p>79.0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8.734398">
                <text:p>78.734398</text:p>
              </table:table-cell>
              <table:table-cell office:value-type="float" office:value="79.148499">
                <text:p>79.1484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.835503">
                <text:p>78.835503</text:p>
              </table:table-cell>
              <table:table-cell office:value-type="float" office:value="79.335999">
                <text:p>79.335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.740501">
                <text:p>78.740501</text:p>
              </table:table-cell>
              <table:table-cell office:value-type="float" office:value="79.149399">
                <text:p>79.1493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.736">
                <text:p>78.736</text:p>
              </table:table-cell>
              <table:table-cell office:value-type="float" office:value="79.190399">
                <text:p>79.1903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.812302">
                <text:p>78.812302</text:p>
              </table:table-cell>
              <table:table-cell office:value-type="float" office:value="79.164703">
                <text:p>79.1647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.861">
                <text:p>78.861</text:p>
              </table:table-cell>
              <table:table-cell office:value-type="float" office:value="79.084297">
                <text:p>79.0842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.802803">
                <text:p>78.802803</text:p>
              </table:table-cell>
              <table:table-cell office:value-type="float" office:value="79.150803">
                <text:p>79.1508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.794098">
                <text:p>78.794098</text:p>
              </table:table-cell>
              <table:table-cell office:value-type="float" office:value="79.193001">
                <text:p>79.193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.942902">
                <text:p>78.942902</text:p>
              </table:table-cell>
              <table:table-cell office:value-type="float" office:value="79.107498">
                <text:p>79.1074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9.079498">
                <text:p>79.079498</text:p>
              </table:table-cell>
              <table:table-cell office:value-type="float" office:value="79.171097">
                <text:p>79.1710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.745697">
                <text:p>78.745697</text:p>
              </table:table-cell>
              <table:table-cell office:value-type="float" office:value="79.2817">
                <text:p>79.28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8.825401">
                <text:p>78.825401</text:p>
              </table:table-cell>
              <table:table-cell office:value-type="float" office:value="79.097603">
                <text:p>79.0976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.7976">
                <text:p>78.7976</text:p>
              </table:table-cell>
              <table:table-cell office:value-type="float" office:value="79.153099">
                <text:p>79.1530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.840897">
                <text:p>78.840897</text:p>
              </table:table-cell>
              <table:table-cell office:value-type="float" office:value="79.247002">
                <text:p>79.2470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.760902">
                <text:p>78.760902</text:p>
              </table:table-cell>
              <table:table-cell office:value-type="float" office:value="79.076401">
                <text:p>79.0764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8.668098">
                <text:p>78.668098</text:p>
              </table:table-cell>
              <table:table-cell office:value-type="float" office:value="78.974899">
                <text:p>78.9748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